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7.026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4.302cm"/>
    </style:style>
    <style:style style:name="co12" style:family="table-column">
      <style:table-column-properties fo:break-before="auto" style:column-width="6.997cm"/>
    </style:style>
    <style:style style:name="co13" style:family="table-column">
      <style:table-column-properties fo:break-before="auto" style:column-width="6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5" style:family="table-cell" style:parent-style-name="Default" style:data-style-name="N107"/>
    <style:style style:name="ce6" style:family="table-cell" style:parent-style-name="Default" style:data-style-name="N6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ées Bru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C1014</text:p>
          </table:table-cell>
          <table:table-cell office:value-type="string" calcext:value-type="string">
            <text:p>Taille du jeu de test …</text:p>
          </table:table-cell>
          <table:table-cell office:value-type="string" calcext:value-type="string">
            <text:p>Entraînement :</text:p>
          </table:table-cell>
          <table:table-cell office:value-type="float" office:value="12781" calcext:value-type="float">
            <text:p>1278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1) :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2) :</text:p>
          </table:table-cell>
          <table:table-cell office:value-type="float" office:value="2698" calcext:value-type="float">
            <text:p>26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 d’étiquette :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 maximal de variable :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ille du vocabulaire :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office:value-type="string" calcext:value-type="string">
            <text:p>Moyenne des pertes</text:p>
          </table:table-cell>
          <table:table-cell office:value-type="string" calcext:value-type="string">
            <text:p>Erreur d’apprentissage</text:p>
          </table:table-cell>
          <table:table-cell office:value-type="string" calcext:value-type="string">
            <text:p>Erreur de généralisation(expérimentation 1)</text:p>
          </table:table-cell>
          <table:table-cell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0.135001186557753" calcext:value-type="float">
            <text:p>1,3500E-01</text:p>
          </table:table-cell>
          <table:table-cell table:style-name="ce3" office:value-type="percentage" office:value="0.0132227525232768" calcext:value-type="percentage">
            <text:p>1,32 %</text:p>
          </table:table-cell>
          <table:table-cell table:style-name="ce3" office:value-type="percentage" office:value="0.00405953991880925" calcext:value-type="percentage">
            <text:p>0,41 %</text:p>
          </table:table-cell>
          <table:table-cell table:style-name="ce3" office:value-type="percentage" office:value="0.462564862861379" calcext:value-type="percentage">
            <text:p>46,26 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0.0221815801601008" calcext:value-type="float">
            <text:p>2,2182E-02</text:p>
          </table:table-cell>
          <table:table-cell table:style-name="ce3" office:value-type="percentage" office:value="0.00555512088256005" calcext:value-type="percentage">
            <text:p>0,56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33728687916976" calcext:value-type="percentage">
            <text:p>53,37 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0.0149380891131667" calcext:value-type="float">
            <text:p>1,4938E-02</text:p>
          </table:table-cell>
          <table:table-cell table:style-name="ce3" office:value-type="percentage" office:value="0.00578984430013296" calcext:value-type="percentage">
            <text:p>0,58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41882876204596" calcext:value-type="percentage">
            <text:p>54,19 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0.0135358812164346" calcext:value-type="float">
            <text:p>1,3536E-02</text:p>
          </table:table-cell>
          <table:table-cell table:style-name="ce3" office:value-type="percentage" office:value="0.00375557468116738" calcext:value-type="percentage">
            <text:p>0,38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7227575982209" calcext:value-type="percentage">
            <text:p>57,23 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0.0109084340288918" calcext:value-type="float">
            <text:p>1,0908E-02</text:p>
          </table:table-cell>
          <table:table-cell table:style-name="ce3" office:value-type="percentage" office:value="0.0022689930365386" calcext:value-type="percentage">
            <text:p>0,23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36323202372128" calcext:value-type="percentage">
            <text:p>53,63 %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0.00932026243643093" calcext:value-type="float">
            <text:p>9,3203E-03</text:p>
          </table:table-cell>
          <table:table-cell table:style-name="ce3" office:value-type="percentage" office:value="0.00219075189734763" calcext:value-type="percentage">
            <text:p>0,22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27057079318013" calcext:value-type="percentage">
            <text:p>52,71 %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0.00825846622212292" calcext:value-type="float">
            <text:p>8,2585E-03</text:p>
          </table:table-cell>
          <table:table-cell table:style-name="ce3" office:value-type="percentage" office:value="0.0025819575933026" calcext:value-type="percentage">
            <text:p>0,26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9303187546331" calcext:value-type="percentage">
            <text:p>55,93 %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0.00826540325880707" calcext:value-type="float">
            <text:p>8,2654E-03</text:p>
          </table:table-cell>
          <table:table-cell table:style-name="ce3" office:value-type="percentage" office:value="0.00211251075815666" calcext:value-type="percentage">
            <text:p>0,21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8932542624166" calcext:value-type="percentage">
            <text:p>55,89 %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0.00708383382500514" calcext:value-type="float">
            <text:p>7,0838E-03</text:p>
          </table:table-cell>
          <table:table-cell table:style-name="ce3" office:value-type="percentage" office:value="0.00195602847977472" calcext:value-type="percentage">
            <text:p>0,20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23350630096368" calcext:value-type="percentage">
            <text:p>52,34 %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5" office:value-type="float" office:value="0.00633035702914292" calcext:value-type="float">
            <text:p>6,3304E-03</text:p>
          </table:table-cell>
          <table:table-cell table:style-name="ce3" office:value-type="percentage" office:value="0.00156482278381975" calcext:value-type="percentage">
            <text:p>0,16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4855448480356" calcext:value-type="percentage">
            <text:p>55,49 %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C5690</text:p>
          </table:table-cell>
          <table:table-cell office:value-type="string" calcext:value-type="string">
            <text:p>Taille du jeu de test …</text:p>
          </table:table-cell>
          <table:table-cell office:value-type="string" calcext:value-type="string">
            <text:p>Entraînement :</text:p>
          </table:table-cell>
          <table:table-cell office:value-type="float" office:value="47876" calcext:value-type="float">
            <text:p>478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1) :</text:p>
          </table:table-cell>
          <table:table-cell office:value-type="float" office:value="2840" calcext:value-type="float">
            <text:p>284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2) :</text:p>
          </table:table-cell>
          <table:table-cell office:value-type="float" office:value="13701" calcext:value-type="float">
            <text:p>137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 d’étiquette :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 maximal de variable :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ille du vocabulaire :</text:p>
          </table:table-cell>
          <table:table-cell office:value-type="float" office:value="11553" calcext:value-type="float">
            <text:p>115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office:value-type="string" calcext:value-type="string">
            <text:p>Moyenne des pertes</text:p>
          </table:table-cell>
          <table:table-cell office:value-type="string" calcext:value-type="string">
            <text:p>Erreur d’apprentissage</text:p>
          </table:table-cell>
          <table:table-cell office:value-type="string" calcext:value-type="string">
            <text:p>Erreur de généralisation(expérimentation 1)</text:p>
          </table:table-cell>
          <table:table-cell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.02613675501189" calcext:value-type="float">
            <text:p>1,03E+00</text:p>
          </table:table-cell>
          <table:table-cell table:style-name="ce3" office:value-type="percentage" office:value="0.205739827888712" calcext:value-type="percentage">
            <text:p>20,57 %</text:p>
          </table:table-cell>
          <table:table-cell table:style-name="ce3" office:value-type="percentage" office:value="0.203521126760563" calcext:value-type="percentage">
            <text:p>20,35 %</text:p>
          </table:table-cell>
          <table:table-cell table:style-name="ce3" office:value-type="percentage" office:value="0.752499817531567" calcext:value-type="percentage">
            <text:p>75,25 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0.502039359550215" calcext:value-type="float">
            <text:p>5,02E-01</text:p>
          </table:table-cell>
          <table:table-cell table:style-name="ce3" office:value-type="percentage" office:value="0.186983039518757" calcext:value-type="percentage">
            <text:p>18,70 %</text:p>
          </table:table-cell>
          <table:table-cell table:style-name="ce3" office:value-type="percentage" office:value="0.193661971830986" calcext:value-type="percentage">
            <text:p>19,37 %</text:p>
          </table:table-cell>
          <table:table-cell table:style-name="ce3" office:value-type="percentage" office:value="0.748120575140501" calcext:value-type="percentage">
            <text:p>74,81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0.414642395676661" calcext:value-type="float">
            <text:p>4,15E-01</text:p>
          </table:table-cell>
          <table:table-cell table:style-name="ce3" office:value-type="percentage" office:value="0.180152894978695" calcext:value-type="percentage">
            <text:p>18,02 %</text:p>
          </table:table-cell>
          <table:table-cell table:style-name="ce3" office:value-type="percentage" office:value="0.188732394366197" calcext:value-type="percentage">
            <text:p>18,87 %</text:p>
          </table:table-cell>
          <table:table-cell table:style-name="ce3" office:value-type="percentage" office:value="0.742646522151668" calcext:value-type="percentage">
            <text:p>74,26 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375661311525904" calcext:value-type="float">
            <text:p>3,76E-01</text:p>
          </table:table-cell>
          <table:table-cell table:style-name="ce3" office:value-type="percentage" office:value="0.174074692956805" calcext:value-type="percentage">
            <text:p>17,41 %</text:p>
          </table:table-cell>
          <table:table-cell table:style-name="ce3" office:value-type="percentage" office:value="0.187676056338028" calcext:value-type="percentage">
            <text:p>18,77 %</text:p>
          </table:table-cell>
          <table:table-cell table:style-name="ce3" office:value-type="percentage" office:value="0.741916648419823" calcext:value-type="percentage">
            <text:p>74,19 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0.34745766152614" calcext:value-type="float">
            <text:p>3,47E-01</text:p>
          </table:table-cell>
          <table:table-cell table:style-name="ce3" office:value-type="percentage" office:value="0.168811095329602" calcext:value-type="percentage">
            <text:p>16,88 %</text:p>
          </table:table-cell>
          <table:table-cell table:style-name="ce3" office:value-type="percentage" office:value="0.183802816901408" calcext:value-type="percentage">
            <text:p>18,38 %</text:p>
          </table:table-cell>
          <table:table-cell table:style-name="ce3" office:value-type="percentage" office:value="0.743376395883512" calcext:value-type="percentage">
            <text:p>74,34 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0.328456183896148" calcext:value-type="float">
            <text:p>3,28E-01</text:p>
          </table:table-cell>
          <table:table-cell table:style-name="ce3" office:value-type="percentage" office:value="0.162691118723369" calcext:value-type="percentage">
            <text:p>16,27 %</text:p>
          </table:table-cell>
          <table:table-cell table:style-name="ce3" office:value-type="percentage" office:value="0.173239436619718" calcext:value-type="percentage">
            <text:p>17,32 %</text:p>
          </table:table-cell>
          <table:table-cell table:style-name="ce3" office:value-type="percentage" office:value="0.732793226771769" calcext:value-type="percentage">
            <text:p>73,28 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0.313542779203661" calcext:value-type="float">
            <text:p>3,14E-01</text:p>
          </table:table-cell>
          <table:table-cell table:style-name="ce3" office:value-type="percentage" office:value="0.157991477984794" calcext:value-type="percentage">
            <text:p>15,80 %</text:p>
          </table:table-cell>
          <table:table-cell table:style-name="ce3" office:value-type="percentage" office:value="0.17112676056338" calcext:value-type="percentage">
            <text:p>17,11 %</text:p>
          </table:table-cell>
          <table:table-cell table:style-name="ce3" office:value-type="percentage" office:value="0.730384643456682" calcext:value-type="percentage">
            <text:p>73,04 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0.302332561908038" calcext:value-type="float">
            <text:p>3,02E-01</text:p>
          </table:table-cell>
          <table:table-cell table:style-name="ce3" office:value-type="percentage" office:value="0.154837496866906" calcext:value-type="percentage">
            <text:p>15,48 %</text:p>
          </table:table-cell>
          <table:table-cell table:style-name="ce3" office:value-type="percentage" office:value="0.164084507042254" calcext:value-type="percentage">
            <text:p>16,41 %</text:p>
          </table:table-cell>
          <table:table-cell table:style-name="ce3" office:value-type="percentage" office:value="0.730457630829867" calcext:value-type="percentage">
            <text:p>73,05 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0.290125244094077" calcext:value-type="float">
            <text:p>2,90E-01</text:p>
          </table:table-cell>
          <table:table-cell table:style-name="ce3" office:value-type="percentage" office:value="0.150952460523018" calcext:value-type="percentage">
            <text:p>15,10 %</text:p>
          </table:table-cell>
          <table:table-cell table:style-name="ce3" office:value-type="percentage" office:value="0.166197183098592" calcext:value-type="percentage">
            <text:p>16,62 %</text:p>
          </table:table-cell>
          <table:table-cell table:style-name="ce3" office:value-type="percentage" office:value="0.725056565214218" calcext:value-type="percentage">
            <text:p>72,51 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0.283031649818828" calcext:value-type="float">
            <text:p>2,83E-01</text:p>
          </table:table-cell>
          <table:table-cell table:style-name="ce3" office:value-type="percentage" office:value="0.149991645083131" calcext:value-type="percentage">
            <text:p>15,00 %</text:p>
          </table:table-cell>
          <table:table-cell table:style-name="ce3" office:value-type="percentage" office:value="0.159154929577465" calcext:value-type="percentage">
            <text:p>15,92 %</text:p>
          </table:table-cell>
          <table:table-cell table:style-name="ce3" office:value-type="percentage" office:value="0.721626158674549" calcext:value-type="percentage">
            <text:p>72,16 %</text:p>
          </table:table-cell>
        </table:table-row>
      </table:table>
      <table:table table:name="Données Brutes 100 itérations NC1014" table:style-name="ta1">
        <table:table-column table:style-name="co1" table:default-cell-style-name="Default"/>
        <table:table-column table:style-name="co1" table:default-cell-style-name="ce1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NC1014</text:p>
          </table:table-cell>
          <table:table-cell table:style-name="Default" office:value-type="string" calcext:value-type="string">
            <text:p>Taille du jeu de test …</text:p>
          </table:table-cell>
          <table:table-cell table:style-name="Default" office:value-type="string" calcext:value-type="string">
            <text:p>Entraînement :</text:p>
          </table:table-cell>
          <table:table-cell table:style-name="Default" office:value-type="float" office:value="12781" calcext:value-type="float">
            <text:p>12781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st (Expérimentation 1) :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st (Expérimentation 2) :</text:p>
          </table:table-cell>
          <table:table-cell table:style-name="Default" office:value-type="float" office:value="2698" calcext:value-type="float">
            <text:p>269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mbre d’étiquette :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mbre maximal de variable :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ille du vocabulaire :</text:p>
          </table:table-cell>
          <table:table-cell table:style-name="Default" office:value-type="float" office:value="795" calcext:value-type="float">
            <text:p>79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Itération</text:p>
          </table:table-cell>
          <table:table-cell table:style-name="Default" office:value-type="string" calcext:value-type="string">
            <text:p>Moyenne des pertes</text:p>
          </table:table-cell>
          <table:table-cell table:style-name="Default" office:value-type="string" calcext:value-type="string">
            <text:p>Erreur d’apprentissage</text:p>
          </table:table-cell>
          <table:table-cell table:style-name="Default" office:value-type="string" calcext:value-type="string">
            <text:p>Erreur de généralisation(expérimentation 1)</text:p>
          </table:table-cell>
          <table:table-cell table:style-name="Default"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177080435074" calcext:value-type="float">
            <text:p>1,43E-01</text:p>
          </table:table-cell>
          <table:table-cell office:value-type="percentage" office:value="0.011579688600266" calcext:value-type="percentage">
            <text:p>1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366938472942921" calcext:value-type="percentage">
            <text:p>36,69 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36136659630584" calcext:value-type="float">
            <text:p>2,36E-02</text:p>
          </table:table-cell>
          <table:table-cell office:value-type="percentage" office:value="0.00492919176903217" calcext:value-type="percentage">
            <text:p>0,49 %</text:p>
          </table:table-cell>
          <table:table-cell office:value-type="percentage" office:value="0.00135317997293638" calcext:value-type="percentage">
            <text:p>0,14 %</text:p>
          </table:table-cell>
          <table:table-cell office:value-type="percentage" office:value="0.491475166790215" calcext:value-type="percentage">
            <text:p>49,15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60128886268792" calcext:value-type="float">
            <text:p>1,60E-02</text:p>
          </table:table-cell>
          <table:table-cell office:value-type="percentage" office:value="0.00492919176903217" calcext:value-type="percentage">
            <text:p>0,49 %</text:p>
          </table:table-cell>
          <table:table-cell office:value-type="percentage" office:value="0.00135317997293638" calcext:value-type="percentage">
            <text:p>0,14 %</text:p>
          </table:table-cell>
          <table:table-cell office:value-type="percentage" office:value="0.483320978502594" calcext:value-type="percentage">
            <text:p>48,33 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36623602306481" calcext:value-type="float">
            <text:p>1,37E-02</text:p>
          </table:table-cell>
          <table:table-cell office:value-type="percentage" office:value="0.00383381582035835" calcext:value-type="percentage">
            <text:p>0,38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9992587101557" calcext:value-type="percentage">
            <text:p>49,00 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20494515448357" calcext:value-type="float">
            <text:p>1,20E-02</text:p>
          </table:table-cell>
          <table:table-cell office:value-type="percentage" office:value="0.00328612784602145" calcext:value-type="percentage">
            <text:p>0,3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7776130467013" calcext:value-type="percentage">
            <text:p>49,78 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1005100326754" calcext:value-type="float">
            <text:p>1,10E-02</text:p>
          </table:table-cell>
          <table:table-cell office:value-type="percentage" office:value="0.00344261012440339" calcext:value-type="percentage">
            <text:p>0,34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5166790214974" calcext:value-type="percentage">
            <text:p>47,52 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0263848419062" calcext:value-type="float">
            <text:p>1,03E-02</text:p>
          </table:table-cell>
          <table:table-cell office:value-type="percentage" office:value="0.00305140442844842" calcext:value-type="percentage">
            <text:p>0,3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405485544848" calcext:value-type="percentage">
            <text:p>47,41 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905465959110786" calcext:value-type="float">
            <text:p>9,05E-03</text:p>
          </table:table-cell>
          <table:table-cell office:value-type="percentage" office:value="0.00281668101087551" calcext:value-type="percentage">
            <text:p>0,28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108228317272" calcext:value-type="percentage">
            <text:p>46,11 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78536481809101" calcext:value-type="float">
            <text:p>7,85E-03</text:p>
          </table:table-cell>
          <table:table-cell office:value-type="percentage" office:value="0.00203426961896569" calcext:value-type="percentage">
            <text:p>0,2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7753891771683" calcext:value-type="percentage">
            <text:p>46,78 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02675883955133" calcext:value-type="float">
            <text:p>7,03E-03</text:p>
          </table:table-cell>
          <table:table-cell office:value-type="percentage" office:value="0.00203426961896569" calcext:value-type="percentage">
            <text:p>0,2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2209043736101" calcext:value-type="percentage">
            <text:p>48,22 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721407233699501" calcext:value-type="float">
            <text:p>7,21E-03</text:p>
          </table:table-cell>
          <table:table-cell office:value-type="percentage" office:value="0.00156482278381975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3676797627872" calcext:value-type="percentage">
            <text:p>46,37 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607837994172896" calcext:value-type="float">
            <text:p>6,08E-03</text:p>
          </table:table-cell>
          <table:table-cell office:value-type="percentage" office:value="0.00156482278381975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1838398813936" calcext:value-type="percentage">
            <text:p>48,18 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636474465318675" calcext:value-type="float">
            <text:p>6,36E-03</text:p>
          </table:table-cell>
          <table:table-cell office:value-type="percentage" office:value="0.00164306392301072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2223869532987" calcext:value-type="percentage">
            <text:p>50,22 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66097191198833" calcext:value-type="float">
            <text:p>6,61E-03</text:p>
          </table:table-cell>
          <table:table-cell office:value-type="percentage" office:value="0.00156482278381975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5166790214974" calcext:value-type="percentage">
            <text:p>47,52 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607930366401065" calcext:value-type="float">
            <text:p>6,08E-03</text:p>
          </table:table-cell>
          <table:table-cell office:value-type="percentage" office:value="0.00179954620139267" calcext:value-type="percentage">
            <text:p>0,18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4062268346924" calcext:value-type="percentage">
            <text:p>48,41 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551931182724703" calcext:value-type="float">
            <text:p>5,52E-03</text:p>
          </table:table-cell>
          <table:table-cell office:value-type="percentage" office:value="0.00172130506220169" calcext:value-type="percentage">
            <text:p>0,17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08821349147517" calcext:value-type="percentage">
            <text:p>40,88 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576213135160473" calcext:value-type="float">
            <text:p>5,76E-03</text:p>
          </table:table-cell>
          <table:table-cell office:value-type="percentage" office:value="0.00164306392301072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3669384729429" calcext:value-type="percentage">
            <text:p>45,37 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542424193143138" calcext:value-type="float">
            <text:p>5,4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6627131208303" calcext:value-type="percentage">
            <text:p>44,66 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557944734574115" calcext:value-type="float">
            <text:p>5,58E-03</text:p>
          </table:table-cell>
          <table:table-cell office:value-type="percentage" office:value="0.00148658164462878" calcext:value-type="percentage">
            <text:p>0,15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32171979243884" calcext:value-type="percentage">
            <text:p>43,22 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489023814100699" calcext:value-type="float">
            <text:p>4,89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19199406968125" calcext:value-type="percentage">
            <text:p>41,92 %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504887861418973" calcext:value-type="float">
            <text:p>5,0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5893254262417" calcext:value-type="percentage">
            <text:p>45,59 %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476080623070309" calcext:value-type="float">
            <text:p>4,76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5159377316531" calcext:value-type="percentage">
            <text:p>46,52 %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0500632716009271" calcext:value-type="float">
            <text:p>5,0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2564862861379" calcext:value-type="percentage">
            <text:p>46,26 %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452516541178027" calcext:value-type="float">
            <text:p>4,53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0340993328391" calcext:value-type="percentage">
            <text:p>46,03 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486585516024493" calcext:value-type="float">
            <text:p>4,8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4781319495923" calcext:value-type="percentage">
            <text:p>45,48 %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455569875307933" calcext:value-type="float">
            <text:p>4,56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31060044477391" calcext:value-type="percentage">
            <text:p>43,11 %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445892162654764" calcext:value-type="float">
            <text:p>4,46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3291326908821" calcext:value-type="percentage">
            <text:p>44,33 %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439329685222772" calcext:value-type="float">
            <text:p>4,3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2557449962935" calcext:value-type="percentage">
            <text:p>45,26 %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0446914429314352" calcext:value-type="float">
            <text:p>4,4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29206819866568" calcext:value-type="percentage">
            <text:p>42,92 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439110515349434" calcext:value-type="float">
            <text:p>4,3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2194217939214" calcext:value-type="percentage">
            <text:p>46,22 %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430194209999918" calcext:value-type="float">
            <text:p>4,30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1460340993328" calcext:value-type="percentage">
            <text:p>47,15 %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430279562013028" calcext:value-type="float">
            <text:p>4,30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0348406226835" calcext:value-type="percentage">
            <text:p>47,03 %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43043978325343" calcext:value-type="float">
            <text:p>4,30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5893254262417" calcext:value-type="percentage">
            <text:p>45,59 %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43861565534459" calcext:value-type="float">
            <text:p>4,3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5530022238695" calcext:value-type="percentage">
            <text:p>46,55 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423063564012187" calcext:value-type="float">
            <text:p>4,23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9607116382506" calcext:value-type="percentage">
            <text:p>46,96 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421860133005764" calcext:value-type="float">
            <text:p>4,2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9243884358784" calcext:value-type="percentage">
            <text:p>47,92 %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0430422021158561" calcext:value-type="float">
            <text:p>4,30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2579688658265" calcext:value-type="percentage">
            <text:p>48,26 %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421203369618157" calcext:value-type="float">
            <text:p>4,2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0719051148999" calcext:value-type="percentage">
            <text:p>47,07 %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420823597442998" calcext:value-type="float">
            <text:p>4,2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7390659747961" calcext:value-type="percentage">
            <text:p>47,74 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426528914322548" calcext:value-type="float">
            <text:p>4,2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9243884358784" calcext:value-type="percentage">
            <text:p>47,92 %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0430600646529962" calcext:value-type="float">
            <text:p>4,31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7761304670126" calcext:value-type="percentage">
            <text:p>47,78 %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413195938232714" calcext:value-type="float">
            <text:p>4,13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8880652335063" calcext:value-type="percentage">
            <text:p>48,89 %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402359198417318" calcext:value-type="float">
            <text:p>4,0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7398072646405" calcext:value-type="percentage">
            <text:p>48,74 %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400802991534789" calcext:value-type="float">
            <text:p>4,01E-03</text:p>
          </table:table-cell>
          <table:table-cell office:value-type="percentage" office:value="0.00117361708786479" calcext:value-type="percentage">
            <text:p>0,12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2587101556709" calcext:value-type="percentage">
            <text:p>49,26 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407113362606729" calcext:value-type="float">
            <text:p>4,07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8146775389177" calcext:value-type="percentage">
            <text:p>49,81 %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0410214750921142" calcext:value-type="float">
            <text:p>4,10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7034840622683" calcext:value-type="percentage">
            <text:p>49,70 %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0409372827738139" calcext:value-type="float">
            <text:p>4,09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4062268346924" calcext:value-type="percentage">
            <text:p>48,41 %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406101066740296" calcext:value-type="float">
            <text:p>4,06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4447739065975" calcext:value-type="percentage">
            <text:p>50,44 %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0547666562445434" calcext:value-type="float">
            <text:p>5,48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8146775389177" calcext:value-type="percentage">
            <text:p>49,81 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402720555772629" calcext:value-type="float">
            <text:p>4,03E-03</text:p>
          </table:table-cell>
          <table:table-cell office:value-type="percentage" office:value="0.00117361708786479" calcext:value-type="percentage">
            <text:p>0,12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6686434395849" calcext:value-type="percentage">
            <text:p>52,67 %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492187380810802" calcext:value-type="float">
            <text:p>4,92E-03</text:p>
          </table:table-cell>
          <table:table-cell office:value-type="percentage" office:value="0.00125185822705576" calcext:value-type="percentage">
            <text:p>0,1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0756115641216" calcext:value-type="percentage">
            <text:p>52,08 %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768091668846988" calcext:value-type="float">
            <text:p>7,68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7790956263899" calcext:value-type="percentage">
            <text:p>51,78 %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0483917800145075" calcext:value-type="float">
            <text:p>4,84E-03</text:p>
          </table:table-cell>
          <table:table-cell office:value-type="percentage" office:value="0.00164306392301072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4091919940697" calcext:value-type="percentage">
            <text:p>52,41 %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0411123906405802" calcext:value-type="float">
            <text:p>4,11E-03</text:p>
          </table:table-cell>
          <table:table-cell office:value-type="percentage" office:value="0.00133009936624673" calcext:value-type="percentage">
            <text:p>0,1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8124536693847" calcext:value-type="percentage">
            <text:p>46,81 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0371844420787921" calcext:value-type="float">
            <text:p>3,72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1119347664937" calcext:value-type="percentage">
            <text:p>51,11 %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00397987165251507" calcext:value-type="float">
            <text:p>3,98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084507042254" calcext:value-type="percentage">
            <text:p>51,41 %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0425373026971225" calcext:value-type="float">
            <text:p>4,25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1868050407709" calcext:value-type="percentage">
            <text:p>52,19 %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0375184096987229" calcext:value-type="float">
            <text:p>3,7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5574499629355" calcext:value-type="percentage">
            <text:p>52,56 %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00402683493614604" calcext:value-type="float">
            <text:p>4,03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825796886583" calcext:value-type="percentage">
            <text:p>51,48 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408792855004239" calcext:value-type="float">
            <text:p>4,0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8161601186064" calcext:value-type="percentage">
            <text:p>51,82 %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0408997341797255" calcext:value-type="float">
            <text:p>4,0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3343217197924" calcext:value-type="percentage">
            <text:p>51,33 %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0398877655411418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6308376575241" calcext:value-type="percentage">
            <text:p>51,63 %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0394231086007395" calcext:value-type="float">
            <text:p>3,94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0378057820608" calcext:value-type="percentage">
            <text:p>51,04 %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402349390532391" calcext:value-type="float">
            <text:p>4,02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5196441808747" calcext:value-type="percentage">
            <text:p>51,52 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0398032900151103" calcext:value-type="float">
            <text:p>3,98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6308376575241" calcext:value-type="percentage">
            <text:p>51,63 %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0398549043981676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7790956263899" calcext:value-type="percentage">
            <text:p>51,78 %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00396448157918421" calcext:value-type="float">
            <text:p>3,96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825796886583" calcext:value-type="percentage">
            <text:p>51,48 %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0038724430184718" calcext:value-type="float">
            <text:p>3,8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7057079318013" calcext:value-type="percentage">
            <text:p>52,71 %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040048821916688" calcext:value-type="float">
            <text:p>4,00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1504818383988" calcext:value-type="percentage">
            <text:p>53,15 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396513118623097" calcext:value-type="float">
            <text:p>3,97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9273535952557" calcext:value-type="percentage">
            <text:p>51,93 %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00391941505516601" calcext:value-type="float">
            <text:p>3,92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4462564862861" calcext:value-type="percentage">
            <text:p>52,45 %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417824224836502" calcext:value-type="float">
            <text:p>4,18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2987398072646" calcext:value-type="percentage">
            <text:p>53,30 %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0397150799976652" calcext:value-type="float">
            <text:p>3,9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0756115641216" calcext:value-type="percentage">
            <text:p>52,08 %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0400610777359009" calcext:value-type="float">
            <text:p>4,0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825796886583" calcext:value-type="percentage">
            <text:p>51,48 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399650237334681" calcext:value-type="float">
            <text:p>4,00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2979985174203" calcext:value-type="percentage">
            <text:p>52,30 %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409274617523018" calcext:value-type="float">
            <text:p>4,0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0392883617494" calcext:value-type="percentage">
            <text:p>53,04 %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0396058968115998" calcext:value-type="float">
            <text:p>3,96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7805782060786" calcext:value-type="percentage">
            <text:p>53,78 %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0397202916358055" calcext:value-type="float">
            <text:p>3,97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4848035581913" calcext:value-type="percentage">
            <text:p>54,48 %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00406158710619681" calcext:value-type="float">
            <text:p>4,06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2246108228317" calcext:value-type="percentage">
            <text:p>53,22 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401579421528631" calcext:value-type="float">
            <text:p>4,0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8183839881394" calcext:value-type="percentage">
            <text:p>54,82 %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00397812439796831" calcext:value-type="float">
            <text:p>3,98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8524833209785" calcext:value-type="percentage">
            <text:p>50,85 %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00399430040368554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8532246108228" calcext:value-type="percentage">
            <text:p>51,85 %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00402111574950498" calcext:value-type="float">
            <text:p>4,02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8910303928836" calcext:value-type="percentage">
            <text:p>52,89 %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00394998925288634" calcext:value-type="float">
            <text:p>3,9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299481097109" calcext:value-type="percentage">
            <text:p>54,30 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0039396599974627" calcext:value-type="float">
            <text:p>3,94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4447739065975" calcext:value-type="percentage">
            <text:p>50,44 %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00398030380687682" calcext:value-type="float">
            <text:p>3,98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7420311341735" calcext:value-type="percentage">
            <text:p>51,74 %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00414185729577465" calcext:value-type="float">
            <text:p>4,14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1141586360267" calcext:value-type="percentage">
            <text:p>54,11 %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0377624960107048" calcext:value-type="float">
            <text:p>3,78E-03</text:p>
          </table:table-cell>
          <table:table-cell office:value-type="percentage" office:value="0.00133009936624673" calcext:value-type="percentage">
            <text:p>0,1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63380281690141" calcext:value-type="percentage">
            <text:p>56,34 %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00971839039521348" calcext:value-type="float">
            <text:p>9,72E-03</text:p>
          </table:table-cell>
          <table:table-cell office:value-type="percentage" office:value="0.00148658164462878" calcext:value-type="percentage">
            <text:p>0,15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1808747220163" calcext:value-type="percentage">
            <text:p>44,18 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37495336884027" calcext:value-type="float">
            <text:p>3,7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7739065974796" calcext:value-type="percentage">
            <text:p>44,77 %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00443762266048237" calcext:value-type="float">
            <text:p>4,44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1438102297999" calcext:value-type="percentage">
            <text:p>44,14 %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0392624945988506" calcext:value-type="float">
            <text:p>3,93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0704225352113" calcext:value-type="percentage">
            <text:p>45,07 %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0416762471823082" calcext:value-type="float">
            <text:p>4,17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3343217197924" calcext:value-type="percentage">
            <text:p>51,33 %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0393873389577642" calcext:value-type="float">
            <text:p>3,94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2201630837658" calcext:value-type="percentage">
            <text:p>47,22 %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00429381744895805" calcext:value-type="float">
            <text:p>4,2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405485544848" calcext:value-type="percentage">
            <text:p>47,41 %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0389448505955671" calcext:value-type="float">
            <text:p>3,89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5537435137139" calcext:value-type="percentage">
            <text:p>47,55 %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00399350833315865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5174203113417" calcext:value-type="percentage">
            <text:p>48,52 %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0398916792114024" calcext:value-type="float">
            <text:p>3,99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5181616011861" calcext:value-type="percentage">
            <text:p>49,52 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401875952410647" calcext:value-type="float">
            <text:p>4,0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2594514455152" calcext:value-type="percentage">
            <text:p>50,26 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96926852737344" calcext:value-type="float">
            <text:p>3,97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1111934766494" calcext:value-type="percentage">
            <text:p>50,11 %</text:p>
          </table:table-cell>
        </table:table-row>
      </table:table>
      <table:table table:name="Données Brutes 100 itérations NC5690" table:style-name="ta1">
        <table:table-column table:style-name="co1" table:number-columns-repeated="2" table:default-cell-style-name="Default"/>
        <table:table-column table:style-name="co10" table:default-cell-style-name="ce6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C5690</text:p>
          </table:table-cell>
          <table:table-cell table:style-name="Default" office:value-type="string" calcext:value-type="string">
            <text:p>Taille du jeu de test …</text:p>
          </table:table-cell>
          <table:table-cell table:style-name="Default" office:value-type="string" calcext:value-type="string">
            <text:p>Entraînement :</text:p>
          </table:table-cell>
          <table:table-cell table:style-name="Default" office:value-type="float" office:value="47876" calcext:value-type="float">
            <text:p>4787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est (Expérimentation 1) :</text:p>
          </table:table-cell>
          <table:table-cell table:style-name="Default" office:value-type="float" office:value="2840" calcext:value-type="float">
            <text:p>284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est (Expérimentation 2) :</text:p>
          </table:table-cell>
          <table:table-cell table:style-name="Default" office:value-type="float" office:value="13701" calcext:value-type="float">
            <text:p>1370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ombre d’étiquette :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Nombre maximal de variable :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aille du vocabulaire :</text:p>
          </table:table-cell>
          <table:table-cell table:style-name="Default" office:value-type="float" office:value="11553" calcext:value-type="float">
            <text:p>1155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table:style-name="Default" office:value-type="string" calcext:value-type="string">
            <text:p>Moyenne des pertes</text:p>
          </table:table-cell>
          <table:table-cell table:style-name="Default" office:value-type="string" calcext:value-type="string">
            <text:p>Erreur d’apprentissage</text:p>
          </table:table-cell>
          <table:table-cell table:style-name="Default" office:value-type="string" calcext:value-type="string">
            <text:p>Erreur de généralisation(expérimentation 1)</text:p>
          </table:table-cell>
          <table:table-cell table:style-name="Default"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1946853730549" calcext:value-type="float">
            <text:p>1,02E+00</text:p>
          </table:table-cell>
          <table:table-cell office:value-type="percentage" office:value="0.200768652351909" calcext:value-type="percentage">
            <text:p>20,08 %</text:p>
          </table:table-cell>
          <table:table-cell office:value-type="percentage" office:value="0.201056338028169" calcext:value-type="percentage">
            <text:p>20,11 %</text:p>
          </table:table-cell>
          <table:table-cell office:value-type="percentage" office:value="0.763812860375155" calcext:value-type="percentage">
            <text:p>76,38 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95979557315233" calcext:value-type="float">
            <text:p>4,96E-01</text:p>
          </table:table-cell>
          <table:table-cell office:value-type="percentage" office:value="0.186669730136185" calcext:value-type="percentage">
            <text:p>18,67 %</text:p>
          </table:table-cell>
          <table:table-cell office:value-type="percentage" office:value="0.195070422535211" calcext:value-type="percentage">
            <text:p>19,51 %</text:p>
          </table:table-cell>
          <table:table-cell office:value-type="percentage" office:value="0.761404277060069" calcext:value-type="percentage">
            <text:p>76,14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18048608529708" calcext:value-type="float">
            <text:p>4,18E-01</text:p>
          </table:table-cell>
          <table:table-cell office:value-type="percentage" office:value="0.185186732392013" calcext:value-type="percentage">
            <text:p>18,52 %</text:p>
          </table:table-cell>
          <table:table-cell office:value-type="percentage" office:value="0.187676056338028" calcext:value-type="percentage">
            <text:p>18,77 %</text:p>
          </table:table-cell>
          <table:table-cell office:value-type="percentage" office:value="0.758192832639953" calcext:value-type="percentage">
            <text:p>75,82 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74626577430323" calcext:value-type="float">
            <text:p>3,75E-01</text:p>
          </table:table-cell>
          <table:table-cell office:value-type="percentage" office:value="0.178607235358008" calcext:value-type="percentage">
            <text:p>17,86 %</text:p>
          </table:table-cell>
          <table:table-cell office:value-type="percentage" office:value="0.186619718309859" calcext:value-type="percentage">
            <text:p>18,66 %</text:p>
          </table:table-cell>
          <table:table-cell office:value-type="percentage" office:value="0.755127362966207" calcext:value-type="percentage">
            <text:p>75,51 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50917831324137" calcext:value-type="float">
            <text:p>3,51E-01</text:p>
          </table:table-cell>
          <table:table-cell office:value-type="percentage" office:value="0.169395939510402" calcext:value-type="percentage">
            <text:p>16,94 %</text:p>
          </table:table-cell>
          <table:table-cell office:value-type="percentage" office:value="0.18169014084507" calcext:value-type="percentage">
            <text:p>18,17 %</text:p>
          </table:table-cell>
          <table:table-cell office:value-type="percentage" office:value="0.75403255236844" calcext:value-type="percentage">
            <text:p>75,40 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332295288936071" calcext:value-type="float">
            <text:p>3,32E-01</text:p>
          </table:table-cell>
          <table:table-cell office:value-type="percentage" office:value="0.164382989389256" calcext:value-type="percentage">
            <text:p>16,44 %</text:p>
          </table:table-cell>
          <table:table-cell office:value-type="percentage" office:value="0.168661971830986" calcext:value-type="percentage">
            <text:p>16,87 %</text:p>
          </table:table-cell>
          <table:table-cell office:value-type="percentage" office:value="0.74958032260419" calcext:value-type="percentage">
            <text:p>74,96 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15673542731766" calcext:value-type="float">
            <text:p>3,16E-01</text:p>
          </table:table-cell>
          <table:table-cell office:value-type="percentage" office:value="0.155526777508564" calcext:value-type="percentage">
            <text:p>15,55 %</text:p>
          </table:table-cell>
          <table:table-cell office:value-type="percentage" office:value="0.171830985915493" calcext:value-type="percentage">
            <text:p>17,18 %</text:p>
          </table:table-cell>
          <table:table-cell office:value-type="percentage" office:value="0.741551711553901" calcext:value-type="percentage">
            <text:p>74,16 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5188910298439" calcext:value-type="float">
            <text:p>3,05E-01</text:p>
          </table:table-cell>
          <table:table-cell office:value-type="percentage" office:value="0.153312724538391" calcext:value-type="percentage">
            <text:p>15,33 %</text:p>
          </table:table-cell>
          <table:table-cell office:value-type="percentage" office:value="0.175" calcext:value-type="percentage">
            <text:p>17,50 %</text:p>
          </table:table-cell>
          <table:table-cell office:value-type="percentage" office:value="0.734252974235457" calcext:value-type="percentage">
            <text:p>73,43 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429639932388" calcext:value-type="float">
            <text:p>2,94E-01</text:p>
          </table:table-cell>
          <table:table-cell office:value-type="percentage" office:value="0.148884618598045" calcext:value-type="percentage">
            <text:p>14,89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33304138384059" calcext:value-type="percentage">
            <text:p>73,33 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8529454165265" calcext:value-type="float">
            <text:p>2,85E-01</text:p>
          </table:table-cell>
          <table:table-cell office:value-type="percentage" office:value="0.145312891636728" calcext:value-type="percentage">
            <text:p>14,53 %</text:p>
          </table:table-cell>
          <table:table-cell office:value-type="percentage" office:value="0.164788732394366" calcext:value-type="percentage">
            <text:p>16,48 %</text:p>
          </table:table-cell>
          <table:table-cell office:value-type="percentage" office:value="0.732282315159477" calcext:value-type="percentage">
            <text:p>73,23 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81173796377953" calcext:value-type="float">
            <text:p>2,81E-01</text:p>
          </table:table-cell>
          <table:table-cell office:value-type="percentage" office:value="0.148049126911187" calcext:value-type="percentage">
            <text:p>14,80 %</text:p>
          </table:table-cell>
          <table:table-cell office:value-type="percentage" office:value="0.166549295774648" calcext:value-type="percentage">
            <text:p>16,65 %</text:p>
          </table:table-cell>
          <table:table-cell office:value-type="percentage" office:value="0.727538135902489" calcext:value-type="percentage">
            <text:p>72,75 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74935267885751" calcext:value-type="float">
            <text:p>2,75E-01</text:p>
          </table:table-cell>
          <table:table-cell office:value-type="percentage" office:value="0.144247639735985" calcext:value-type="percentage">
            <text:p>14,42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34034012115904" calcext:value-type="percentage">
            <text:p>73,40 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68575361805721" calcext:value-type="float">
            <text:p>2,69E-01</text:p>
          </table:table-cell>
          <table:table-cell office:value-type="percentage" office:value="0.14433118890467" calcext:value-type="percentage">
            <text:p>14,43 %</text:p>
          </table:table-cell>
          <table:table-cell office:value-type="percentage" office:value="0.164788732394366" calcext:value-type="percentage">
            <text:p>16,48 %</text:p>
          </table:table-cell>
          <table:table-cell office:value-type="percentage" office:value="0.734106999489088" calcext:value-type="percentage">
            <text:p>73,41 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3869331605867" calcext:value-type="float">
            <text:p>2,64E-01</text:p>
          </table:table-cell>
          <table:table-cell office:value-type="percentage" office:value="0.148195337956387" calcext:value-type="percentage">
            <text:p>14,82 %</text:p>
          </table:table-cell>
          <table:table-cell office:value-type="percentage" office:value="0.171478873239437" calcext:value-type="percentage">
            <text:p>17,15 %</text:p>
          </table:table-cell>
          <table:table-cell office:value-type="percentage" office:value="0.727903072768411" calcext:value-type="percentage">
            <text:p>72,79 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59000997223615" calcext:value-type="float">
            <text:p>2,59E-01</text:p>
          </table:table-cell>
          <table:table-cell office:value-type="percentage" office:value="0.142430445317069" calcext:value-type="percentage">
            <text:p>14,24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33158163637691" calcext:value-type="percentage">
            <text:p>73,32 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56083752122456" calcext:value-type="float">
            <text:p>2,56E-01</text:p>
          </table:table-cell>
          <table:table-cell office:value-type="percentage" office:value="0.142096248642326" calcext:value-type="percentage">
            <text:p>14,21 %</text:p>
          </table:table-cell>
          <table:table-cell office:value-type="percentage" office:value="0.178169014084507" calcext:value-type="percentage">
            <text:p>17,82 %</text:p>
          </table:table-cell>
          <table:table-cell office:value-type="percentage" office:value="0.737318443909204" calcext:value-type="percentage">
            <text:p>73,73 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51923644929707" calcext:value-type="float">
            <text:p>2,52E-01</text:p>
          </table:table-cell>
          <table:table-cell office:value-type="percentage" office:value="0.141260756955468" calcext:value-type="percentage">
            <text:p>14,13 %</text:p>
          </table:table-cell>
          <table:table-cell office:value-type="percentage" office:value="0.166197183098592" calcext:value-type="percentage">
            <text:p>16,62 %</text:p>
          </table:table-cell>
          <table:table-cell office:value-type="percentage" office:value="0.731552441427633" calcext:value-type="percentage">
            <text:p>73,16 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9062298010693" calcext:value-type="float">
            <text:p>2,49E-01</text:p>
          </table:table-cell>
          <table:table-cell office:value-type="percentage" office:value="0.140738574651182" calcext:value-type="percentage">
            <text:p>14,07 %</text:p>
          </table:table-cell>
          <table:table-cell office:value-type="percentage" office:value="0.179225352112676" calcext:value-type="percentage">
            <text:p>17,92 %</text:p>
          </table:table-cell>
          <table:table-cell office:value-type="percentage" office:value="0.734909860594117" calcext:value-type="percentage">
            <text:p>73,49 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6385977283106" calcext:value-type="float">
            <text:p>2,46E-01</text:p>
          </table:table-cell>
          <table:table-cell office:value-type="percentage" office:value="0.136686439969922" calcext:value-type="percentage">
            <text:p>13,67 %</text:p>
          </table:table-cell>
          <table:table-cell office:value-type="percentage" office:value="0.167253521126761" calcext:value-type="percentage">
            <text:p>16,73 %</text:p>
          </table:table-cell>
          <table:table-cell office:value-type="percentage" office:value="0.727465148529304" calcext:value-type="percentage">
            <text:p>72,75 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43613378698744" calcext:value-type="float">
            <text:p>2,44E-01</text:p>
          </table:table-cell>
          <table:table-cell office:value-type="percentage" office:value="0.139443562536553" calcext:value-type="percentage">
            <text:p>13,94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35274797460039" calcext:value-type="percentage">
            <text:p>73,53 %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41148680092728" calcext:value-type="float">
            <text:p>2,41E-01</text:p>
          </table:table-cell>
          <table:table-cell office:value-type="percentage" office:value="0.135119893057064" calcext:value-type="percentage">
            <text:p>13,51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33450113130429" calcext:value-type="percentage">
            <text:p>73,35 %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41507604813054" calcext:value-type="float">
            <text:p>2,42E-01</text:p>
          </table:table-cell>
          <table:table-cell office:value-type="percentage" office:value="0.132133010276548" calcext:value-type="percentage">
            <text:p>13,21 %</text:p>
          </table:table-cell>
          <table:table-cell office:value-type="percentage" office:value="0.16056338028169" calcext:value-type="percentage">
            <text:p>16,06 %</text:p>
          </table:table-cell>
          <table:table-cell office:value-type="percentage" office:value="0.727246186409751" calcext:value-type="percentage">
            <text:p>72,72 %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40390779012701" calcext:value-type="float">
            <text:p>2,40E-01</text:p>
          </table:table-cell>
          <table:table-cell office:value-type="percentage" office:value="0.134514161584092" calcext:value-type="percentage">
            <text:p>13,45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28122034887964" calcext:value-type="percentage">
            <text:p>72,81 %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38579297163051" calcext:value-type="float">
            <text:p>2,39E-01</text:p>
          </table:table-cell>
          <table:table-cell office:value-type="percentage" office:value="0.137501044364609" calcext:value-type="percentage">
            <text:p>13,75 %</text:p>
          </table:table-cell>
          <table:table-cell office:value-type="percentage" office:value="0.157394366197183" calcext:value-type="percentage">
            <text:p>15,74 %</text:p>
          </table:table-cell>
          <table:table-cell office:value-type="percentage" office:value="0.734471936355011" calcext:value-type="percentage">
            <text:p>73,45 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36324416548606" calcext:value-type="float">
            <text:p>2,36E-01</text:p>
          </table:table-cell>
          <table:table-cell office:value-type="percentage" office:value="0.134221739493692" calcext:value-type="percentage">
            <text:p>13,42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36223633311437" calcext:value-type="percentage">
            <text:p>73,62 %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36698086212916" calcext:value-type="float">
            <text:p>2,37E-01</text:p>
          </table:table-cell>
          <table:table-cell office:value-type="percentage" office:value="0.132780516333862" calcext:value-type="percentage">
            <text:p>13,28 %</text:p>
          </table:table-cell>
          <table:table-cell office:value-type="percentage" office:value="0.160211267605634" calcext:value-type="percentage">
            <text:p>16,02 %</text:p>
          </table:table-cell>
          <table:table-cell office:value-type="percentage" office:value="0.732209327786293" calcext:value-type="percentage">
            <text:p>73,22 %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34419468892672" calcext:value-type="float">
            <text:p>2,34E-01</text:p>
          </table:table-cell>
          <table:table-cell office:value-type="percentage" office:value="0.133866655526777" calcext:value-type="percentage">
            <text:p>13,39 %</text:p>
          </table:table-cell>
          <table:table-cell office:value-type="percentage" office:value="0.158450704225352" calcext:value-type="percentage">
            <text:p>15,85 %</text:p>
          </table:table-cell>
          <table:table-cell office:value-type="percentage" office:value="0.72870593387344" calcext:value-type="percentage">
            <text:p>72,87 %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33088624649366" calcext:value-type="float">
            <text:p>2,33E-01</text:p>
          </table:table-cell>
          <table:table-cell office:value-type="percentage" office:value="0.136164257665636" calcext:value-type="percentage">
            <text:p>13,62 %</text:p>
          </table:table-cell>
          <table:table-cell office:value-type="percentage" office:value="0.163380281690141" calcext:value-type="percentage">
            <text:p>16,34 %</text:p>
          </table:table-cell>
          <table:table-cell office:value-type="percentage" office:value="0.731260491934895" calcext:value-type="percentage">
            <text:p>73,13 %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31827125029684" calcext:value-type="float">
            <text:p>2,32E-01</text:p>
          </table:table-cell>
          <table:table-cell office:value-type="percentage" office:value="0.134994569304035" calcext:value-type="percentage">
            <text:p>13,50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18706663747172" calcext:value-type="percentage">
            <text:p>71,87 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34560155568417" calcext:value-type="float">
            <text:p>2,35E-01</text:p>
          </table:table-cell>
          <table:table-cell office:value-type="percentage" office:value="0.130942434622776" calcext:value-type="percentage">
            <text:p>13,09 %</text:p>
          </table:table-cell>
          <table:table-cell office:value-type="percentage" office:value="0.16056338028169" calcext:value-type="percentage">
            <text:p>16,06 %</text:p>
          </table:table-cell>
          <table:table-cell office:value-type="percentage" office:value="0.722064082913656" calcext:value-type="percentage">
            <text:p>72,21 %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30339057371038" calcext:value-type="float">
            <text:p>2,30E-01</text:p>
          </table:table-cell>
          <table:table-cell office:value-type="percentage" office:value="0.137145960397694" calcext:value-type="percentage">
            <text:p>13,71 %</text:p>
          </table:table-cell>
          <table:table-cell office:value-type="percentage" office:value="0.167605633802817" calcext:value-type="percentage">
            <text:p>16,76 %</text:p>
          </table:table-cell>
          <table:table-cell office:value-type="percentage" office:value="0.731771403547186" calcext:value-type="percentage">
            <text:p>73,18 %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30391269208746" calcext:value-type="float">
            <text:p>2,30E-01</text:p>
          </table:table-cell>
          <table:table-cell office:value-type="percentage" office:value="0.132550756119977" calcext:value-type="percentage">
            <text:p>13,26 %</text:p>
          </table:table-cell>
          <table:table-cell office:value-type="percentage" office:value="0.161971830985916" calcext:value-type="percentage">
            <text:p>16,20 %</text:p>
          </table:table-cell>
          <table:table-cell office:value-type="percentage" office:value="0.731187504561711" calcext:value-type="percentage">
            <text:p>73,12 %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2593014421831" calcext:value-type="float">
            <text:p>2,26E-01</text:p>
          </table:table-cell>
          <table:table-cell office:value-type="percentage" office:value="0.144456512657699" calcext:value-type="percentage">
            <text:p>14,45 %</text:p>
          </table:table-cell>
          <table:table-cell office:value-type="percentage" office:value="0.167253521126761" calcext:value-type="percentage">
            <text:p>16,73 %</text:p>
          </table:table-cell>
          <table:table-cell office:value-type="percentage" office:value="0.73133347930808" calcext:value-type="percentage">
            <text:p>73,13 %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26977188987131" calcext:value-type="float">
            <text:p>2,27E-01</text:p>
          </table:table-cell>
          <table:table-cell office:value-type="percentage" office:value="0.133302698638149" calcext:value-type="percentage">
            <text:p>13,33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28778921246624" calcext:value-type="percentage">
            <text:p>72,88 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25701318589424" calcext:value-type="float">
            <text:p>2,26E-01</text:p>
          </table:table-cell>
          <table:table-cell office:value-type="percentage" office:value="0.142806416576155" calcext:value-type="percentage">
            <text:p>14,28 %</text:p>
          </table:table-cell>
          <table:table-cell office:value-type="percentage" office:value="0.175704225352113" calcext:value-type="percentage">
            <text:p>17,57 %</text:p>
          </table:table-cell>
          <table:table-cell office:value-type="percentage" office:value="0.73199036566674" calcext:value-type="percentage">
            <text:p>73,20 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23744219675913" calcext:value-type="float">
            <text:p>2,24E-01</text:p>
          </table:table-cell>
          <table:table-cell office:value-type="percentage" office:value="0.125595287826886" calcext:value-type="percentage">
            <text:p>12,56 %</text:p>
          </table:table-cell>
          <table:table-cell office:value-type="percentage" office:value="0.156338028169014" calcext:value-type="percentage">
            <text:p>15,63 %</text:p>
          </table:table-cell>
          <table:table-cell office:value-type="percentage" office:value="0.72476461572148" calcext:value-type="percentage">
            <text:p>72,48 %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24131981384795" calcext:value-type="float">
            <text:p>2,24E-01</text:p>
          </table:table-cell>
          <table:table-cell office:value-type="percentage" office:value="0.127120060155401" calcext:value-type="percentage">
            <text:p>12,71 %</text:p>
          </table:table-cell>
          <table:table-cell office:value-type="percentage" office:value="0.160915492957746" calcext:value-type="percentage">
            <text:p>16,09 %</text:p>
          </table:table-cell>
          <table:table-cell office:value-type="percentage" office:value="0.719728486971754" calcext:value-type="percentage">
            <text:p>71,97 %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20707318320559" calcext:value-type="float">
            <text:p>2,21E-01</text:p>
          </table:table-cell>
          <table:table-cell office:value-type="percentage" office:value="0.121543153145626" calcext:value-type="percentage">
            <text:p>12,15 %</text:p>
          </table:table-cell>
          <table:table-cell office:value-type="percentage" office:value="0.15387323943662" calcext:value-type="percentage">
            <text:p>15,39 %</text:p>
          </table:table-cell>
          <table:table-cell office:value-type="percentage" office:value="0.731625428800817" calcext:value-type="percentage">
            <text:p>73,16 %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22355969282039" calcext:value-type="float">
            <text:p>2,22E-01</text:p>
          </table:table-cell>
          <table:table-cell office:value-type="percentage" office:value="0.14172027738324" calcext:value-type="percentage">
            <text:p>14,17 %</text:p>
          </table:table-cell>
          <table:table-cell office:value-type="percentage" office:value="0.177464788732394" calcext:value-type="percentage">
            <text:p>17,75 %</text:p>
          </table:table-cell>
          <table:table-cell office:value-type="percentage" office:value="0.732793226771769" calcext:value-type="percentage">
            <text:p>73,28 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1321906396272" calcext:value-type="float">
            <text:p>2,21E-01</text:p>
          </table:table-cell>
          <table:table-cell office:value-type="percentage" office:value="0.131485504219233" calcext:value-type="percentage">
            <text:p>13,15 %</text:p>
          </table:table-cell>
          <table:table-cell office:value-type="percentage" office:value="0.166549295774648" calcext:value-type="percentage">
            <text:p>16,65 %</text:p>
          </table:table-cell>
          <table:table-cell office:value-type="percentage" office:value="0.737245456536019" calcext:value-type="percentage">
            <text:p>73,72 %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38440161475431" calcext:value-type="float">
            <text:p>2,38E-01</text:p>
          </table:table-cell>
          <table:table-cell office:value-type="percentage" office:value="0.100071016793383" calcext:value-type="percentage">
            <text:p>10,01 %</text:p>
          </table:table-cell>
          <table:table-cell office:value-type="percentage" office:value="0.15" calcext:value-type="percentage">
            <text:p>15,00 %</text:p>
          </table:table-cell>
          <table:table-cell office:value-type="percentage" office:value="0.714108459236552" calcext:value-type="percentage">
            <text:p>71,41 %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9034827080255" calcext:value-type="float">
            <text:p>2,19E-01</text:p>
          </table:table-cell>
          <table:table-cell office:value-type="percentage" office:value="0.135830060990893" calcext:value-type="percentage">
            <text:p>13,58 %</text:p>
          </table:table-cell>
          <table:table-cell office:value-type="percentage" office:value="0.170070422535211" calcext:value-type="percentage">
            <text:p>17,01 %</text:p>
          </table:table-cell>
          <table:table-cell office:value-type="percentage" office:value="0.726808262170644" calcext:value-type="percentage">
            <text:p>72,68 %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7228299532648" calcext:value-type="float">
            <text:p>2,17E-01</text:p>
          </table:table-cell>
          <table:table-cell office:value-type="percentage" office:value="0.128122650179631" calcext:value-type="percentage">
            <text:p>12,81 %</text:p>
          </table:table-cell>
          <table:table-cell office:value-type="percentage" office:value="0.161619718309859" calcext:value-type="percentage">
            <text:p>16,16 %</text:p>
          </table:table-cell>
          <table:table-cell office:value-type="percentage" office:value="0.730749580322604" calcext:value-type="percentage">
            <text:p>73,07 %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17363125353014" calcext:value-type="float">
            <text:p>2,17E-01</text:p>
          </table:table-cell>
          <table:table-cell office:value-type="percentage" office:value="0.127308045784944" calcext:value-type="percentage">
            <text:p>12,73 %</text:p>
          </table:table-cell>
          <table:table-cell office:value-type="percentage" office:value="0.154577464788732" calcext:value-type="percentage">
            <text:p>15,46 %</text:p>
          </table:table-cell>
          <table:table-cell office:value-type="percentage" office:value="0.731187504561711" calcext:value-type="percentage">
            <text:p>73,12 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219038090734881" calcext:value-type="float">
            <text:p>2,19E-01</text:p>
          </table:table-cell>
          <table:table-cell office:value-type="percentage" office:value="0.129062578327346" calcext:value-type="percentage">
            <text:p>12,91 %</text:p>
          </table:table-cell>
          <table:table-cell office:value-type="percentage" office:value="0.16056338028169" calcext:value-type="percentage">
            <text:p>16,06 %</text:p>
          </table:table-cell>
          <table:table-cell office:value-type="percentage" office:value="0.724034741989636" calcext:value-type="percentage">
            <text:p>72,40 %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30956144614648" calcext:value-type="float">
            <text:p>2,31E-01</text:p>
          </table:table-cell>
          <table:table-cell office:value-type="percentage" office:value="0.0981493859136101" calcext:value-type="percentage">
            <text:p>9,81 %</text:p>
          </table:table-cell>
          <table:table-cell office:value-type="percentage" office:value="0.148591549295775" calcext:value-type="percentage">
            <text:p>14,86 %</text:p>
          </table:table-cell>
          <table:table-cell office:value-type="percentage" office:value="0.716225093058901" calcext:value-type="percentage">
            <text:p>71,62 %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219828079388528" calcext:value-type="float">
            <text:p>2,20E-01</text:p>
          </table:table-cell>
          <table:table-cell office:value-type="percentage" office:value="0.121772913359512" calcext:value-type="percentage">
            <text:p>12,18 %</text:p>
          </table:table-cell>
          <table:table-cell office:value-type="percentage" office:value="0.159859154929577" calcext:value-type="percentage">
            <text:p>15,99 %</text:p>
          </table:table-cell>
          <table:table-cell office:value-type="percentage" office:value="0.726881249543829" calcext:value-type="percentage">
            <text:p>72,69 %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215405815953807" calcext:value-type="float">
            <text:p>2,15E-01</text:p>
          </table:table-cell>
          <table:table-cell office:value-type="percentage" office:value="0.129814520845518" calcext:value-type="percentage">
            <text:p>12,98 %</text:p>
          </table:table-cell>
          <table:table-cell office:value-type="percentage" office:value="0.165492957746479" calcext:value-type="percentage">
            <text:p>16,55 %</text:p>
          </table:table-cell>
          <table:table-cell office:value-type="percentage" office:value="0.725567476826509" calcext:value-type="percentage">
            <text:p>72,56 %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214429214536491" calcext:value-type="float">
            <text:p>2,14E-01</text:p>
          </table:table-cell>
          <table:table-cell office:value-type="percentage" office:value="0.127830228089231" calcext:value-type="percentage">
            <text:p>12,78 %</text:p>
          </table:table-cell>
          <table:table-cell office:value-type="percentage" office:value="0.158098591549296" calcext:value-type="percentage">
            <text:p>15,81 %</text:p>
          </table:table-cell>
          <table:table-cell office:value-type="percentage" office:value="0.717757827895774" calcext:value-type="percentage">
            <text:p>71,78 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5385624890231" calcext:value-type="float">
            <text:p>2,15E-01</text:p>
          </table:table-cell>
          <table:table-cell office:value-type="percentage" office:value="0.130315815857632" calcext:value-type="percentage">
            <text:p>13,03 %</text:p>
          </table:table-cell>
          <table:table-cell office:value-type="percentage" office:value="0.169366197183099" calcext:value-type="percentage">
            <text:p>16,94 %</text:p>
          </table:table-cell>
          <table:table-cell office:value-type="percentage" office:value="0.730822567695789" calcext:value-type="percentage">
            <text:p>73,08 %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210801421710625" calcext:value-type="float">
            <text:p>2,11E-01</text:p>
          </table:table-cell>
          <table:table-cell office:value-type="percentage" office:value="0.12941766229426" calcext:value-type="percentage">
            <text:p>12,94 %</text:p>
          </table:table-cell>
          <table:table-cell office:value-type="percentage" office:value="0.159507042253521" calcext:value-type="percentage">
            <text:p>15,95 %</text:p>
          </table:table-cell>
          <table:table-cell office:value-type="percentage" office:value="0.727903072768411" calcext:value-type="percentage">
            <text:p>72,79 %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214790244269776" calcext:value-type="float">
            <text:p>2,15E-01</text:p>
          </table:table-cell>
          <table:table-cell office:value-type="percentage" office:value="0.127475144122316" calcext:value-type="percentage">
            <text:p>12,75 %</text:p>
          </table:table-cell>
          <table:table-cell office:value-type="percentage" office:value="0.154577464788732" calcext:value-type="percentage">
            <text:p>15,46 %</text:p>
          </table:table-cell>
          <table:table-cell office:value-type="percentage" office:value="0.713524560251077" calcext:value-type="percentage">
            <text:p>71,35 %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222916812516253" calcext:value-type="float">
            <text:p>2,23E-01</text:p>
          </table:table-cell>
          <table:table-cell office:value-type="percentage" office:value="0.0961859804494946" calcext:value-type="percentage">
            <text:p>9,62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04109189110284" calcext:value-type="percentage">
            <text:p>70,41 %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17578704342032" calcext:value-type="float">
            <text:p>2,18E-01</text:p>
          </table:table-cell>
          <table:table-cell office:value-type="percentage" office:value="0.126013033670315" calcext:value-type="percentage">
            <text:p>12,60 %</text:p>
          </table:table-cell>
          <table:table-cell office:value-type="percentage" office:value="0.156338028169014" calcext:value-type="percentage">
            <text:p>15,63 %</text:p>
          </table:table-cell>
          <table:table-cell office:value-type="percentage" office:value="0.71440040872929" calcext:value-type="percentage">
            <text:p>71,44 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217383955923568" calcext:value-type="float">
            <text:p>2,17E-01</text:p>
          </table:table-cell>
          <table:table-cell office:value-type="percentage" office:value="0.0998830311638399" calcext:value-type="percentage">
            <text:p>9,99 %</text:p>
          </table:table-cell>
          <table:table-cell office:value-type="percentage" office:value="0.15" calcext:value-type="percentage">
            <text:p>15,00 %</text:p>
          </table:table-cell>
          <table:table-cell office:value-type="percentage" office:value="0.707101671410846" calcext:value-type="percentage">
            <text:p>70,71 %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21356059636811" calcext:value-type="float">
            <text:p>2,14E-01</text:p>
          </table:table-cell>
          <table:table-cell office:value-type="percentage" office:value="0.123757206115799" calcext:value-type="percentage">
            <text:p>12,38 %</text:p>
          </table:table-cell>
          <table:table-cell office:value-type="percentage" office:value="0.15669014084507" calcext:value-type="percentage">
            <text:p>15,67 %</text:p>
          </table:table-cell>
          <table:table-cell office:value-type="percentage" office:value="0.710386103204146" calcext:value-type="percentage">
            <text:p>71,04 %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22730693611219" calcext:value-type="float">
            <text:p>2,27E-01</text:p>
          </table:table-cell>
          <table:table-cell office:value-type="percentage" office:value="0.101595789121898" calcext:value-type="percentage">
            <text:p>10,16 %</text:p>
          </table:table-cell>
          <table:table-cell office:value-type="percentage" office:value="0.168661971830986" calcext:value-type="percentage">
            <text:p>16,87 %</text:p>
          </table:table-cell>
          <table:table-cell office:value-type="percentage" office:value="0.713889497116999" calcext:value-type="percentage">
            <text:p>71,39 %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222619206253298" calcext:value-type="float">
            <text:p>2,23E-01</text:p>
          </table:table-cell>
          <table:table-cell office:value-type="percentage" office:value="0.125407302197343" calcext:value-type="percentage">
            <text:p>12,54 %</text:p>
          </table:table-cell>
          <table:table-cell office:value-type="percentage" office:value="0.160211267605634" calcext:value-type="percentage">
            <text:p>16,02 %</text:p>
          </table:table-cell>
          <table:table-cell office:value-type="percentage" office:value="0.717100941537114" calcext:value-type="percentage">
            <text:p>71,71 %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218202836391068" calcext:value-type="float">
            <text:p>2,18E-01</text:p>
          </table:table-cell>
          <table:table-cell office:value-type="percentage" office:value="0.129626535215975" calcext:value-type="percentage">
            <text:p>12,96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21626158674549" calcext:value-type="percentage">
            <text:p>72,16 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207853431273245" calcext:value-type="float">
            <text:p>2,08E-01</text:p>
          </table:table-cell>
          <table:table-cell office:value-type="percentage" office:value="0.125720611579915" calcext:value-type="percentage">
            <text:p>12,57 %</text:p>
          </table:table-cell>
          <table:table-cell office:value-type="percentage" office:value="0.155281690140845" calcext:value-type="percentage">
            <text:p>15,53 %</text:p>
          </table:table-cell>
          <table:table-cell office:value-type="percentage" office:value="0.719509524852201" calcext:value-type="percentage">
            <text:p>71,95 %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232150180840629" calcext:value-type="float">
            <text:p>2,32E-01</text:p>
          </table:table-cell>
          <table:table-cell office:value-type="percentage" office:value="0.102828139360013" calcext:value-type="percentage">
            <text:p>10,28 %</text:p>
          </table:table-cell>
          <table:table-cell office:value-type="percentage" office:value="0.151408450704225" calcext:value-type="percentage">
            <text:p>15,14 %</text:p>
          </table:table-cell>
          <table:table-cell office:value-type="percentage" office:value="0.706736734544924" calcext:value-type="percentage">
            <text:p>70,67 %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227464889754409" calcext:value-type="float">
            <text:p>2,27E-01</text:p>
          </table:table-cell>
          <table:table-cell office:value-type="percentage" office:value="0.122399532124655" calcext:value-type="percentage">
            <text:p>12,24 %</text:p>
          </table:table-cell>
          <table:table-cell office:value-type="percentage" office:value="0.164788732394366" calcext:value-type="percentage">
            <text:p>16,48 %</text:p>
          </table:table-cell>
          <table:table-cell office:value-type="percentage" office:value="0.728486971753887" calcext:value-type="percentage">
            <text:p>72,85 %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20997509059591" calcext:value-type="float">
            <text:p>2,10E-01</text:p>
          </table:table-cell>
          <table:table-cell office:value-type="percentage" office:value="0.120937421672654" calcext:value-type="percentage">
            <text:p>12,09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21991095540471" calcext:value-type="percentage">
            <text:p>72,20 %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22530686815971" calcext:value-type="float">
            <text:p>2,25E-01</text:p>
          </table:table-cell>
          <table:table-cell office:value-type="percentage" office:value="0.0975227671484669" calcext:value-type="percentage">
            <text:p>9,75 %</text:p>
          </table:table-cell>
          <table:table-cell office:value-type="percentage" office:value="0.158098591549296" calcext:value-type="percentage">
            <text:p>15,81 %</text:p>
          </table:table-cell>
          <table:table-cell office:value-type="percentage" office:value="0.724837603094665" calcext:value-type="percentage">
            <text:p>72,48 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24821198433337" calcext:value-type="float">
            <text:p>2,25E-01</text:p>
          </table:table-cell>
          <table:table-cell office:value-type="percentage" office:value="0.0951625031330938" calcext:value-type="percentage">
            <text:p>9,52 %</text:p>
          </table:table-cell>
          <table:table-cell office:value-type="percentage" office:value="0.150704225352113" calcext:value-type="percentage">
            <text:p>15,07 %</text:p>
          </table:table-cell>
          <table:table-cell office:value-type="percentage" office:value="0.720969272315889" calcext:value-type="percentage">
            <text:p>72,10 %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20978641306097" calcext:value-type="float">
            <text:p>2,10E-01</text:p>
          </table:table-cell>
          <table:table-cell office:value-type="percentage" office:value="0.125052218230429" calcext:value-type="percentage">
            <text:p>12,51 %</text:p>
          </table:table-cell>
          <table:table-cell office:value-type="percentage" office:value="0.145422535211268" calcext:value-type="percentage">
            <text:p>14,54 %</text:p>
          </table:table-cell>
          <table:table-cell office:value-type="percentage" office:value="0.72213707028684" calcext:value-type="percentage">
            <text:p>72,21 %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265877071667785" calcext:value-type="float">
            <text:p>2,66E-01</text:p>
          </table:table-cell>
          <table:table-cell office:value-type="percentage" office:value="0.0925098170273205" calcext:value-type="percentage">
            <text:p>9,25 %</text:p>
          </table:table-cell>
          <table:table-cell office:value-type="percentage" office:value="0.137323943661972" calcext:value-type="percentage">
            <text:p>13,73 %</text:p>
          </table:table-cell>
          <table:table-cell office:value-type="percentage" office:value="0.720385373330414" calcext:value-type="percentage">
            <text:p>72,04 %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223543137392335" calcext:value-type="float">
            <text:p>2,24E-01</text:p>
          </table:table-cell>
          <table:table-cell office:value-type="percentage" office:value="0.131088645667976" calcext:value-type="percentage">
            <text:p>13,11 %</text:p>
          </table:table-cell>
          <table:table-cell office:value-type="percentage" office:value="0.156338028169014" calcext:value-type="percentage">
            <text:p>15,63 %</text:p>
          </table:table-cell>
          <table:table-cell office:value-type="percentage" office:value="0.743157433763959" calcext:value-type="percentage">
            <text:p>74,32 %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252829201615397" calcext:value-type="float">
            <text:p>2,53E-01</text:p>
          </table:table-cell>
          <table:table-cell office:value-type="percentage" office:value="0.0971259085972095" calcext:value-type="percentage">
            <text:p>9,71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25932413692431" calcext:value-type="percentage">
            <text:p>72,59 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43312019638652" calcext:value-type="float">
            <text:p>2,43E-01</text:p>
          </table:table-cell>
          <table:table-cell office:value-type="percentage" office:value="0.0982120477901245" calcext:value-type="percentage">
            <text:p>9,82 %</text:p>
          </table:table-cell>
          <table:table-cell office:value-type="percentage" office:value="0.159859154929577" calcext:value-type="percentage">
            <text:p>15,99 %</text:p>
          </table:table-cell>
          <table:table-cell office:value-type="percentage" office:value="0.719290562732647" calcext:value-type="percentage">
            <text:p>71,93 %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</table:table-row>
      </table:table>
      <table:table table:name="Graphiques" table:style-name="ta1">
        <table:shapes>
          <draw:frame draw:z-index="0" draw:style-name="gr1" draw:text-style-name="P1" svg:width="15.997cm" svg:height="9.934cm" svg:x="0.495cm" svg:y="0.291cm">
            <draw:object draw:notify-on-update-of-ranges="'Données Brutes'.B10:'Données Brutes'.B19 'Données Brutes'.B2:'Données Brutes'.B2 'Données Brutes'.C10:'Données Brutes'.C19 'Données Brutes'.B33:'Données Brutes'.B42 'Données Brutes'.B25:'Données Brutes'.B25 'Données Brutes'.C33:'Données Brutes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459cm" svg:y="10.912cm">
            <draw:object draw:notify-on-update-of-ranges="'Données Brutes'.B10:'Données Brutes'.B19 'Données Brutes'.E9:'Données Brutes'.E9 'Données Brutes'.E10:'Données Brutes'.E19 'Données Brutes'.B10:'Données Brutes'.B19 'Données Brutes'.F9:'Données Brutes'.F9 'Données Brutes'.F10:'Données Brutes'.F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237cm" svg:y="11.104cm">
            <draw:object draw:notify-on-update-of-ranges="'Données Brutes'.B33:'Données Brutes'.B42 'Données Brutes'.E32:'Données Brutes'.E32 'Données Brutes'.E33:'Données Brutes'.E42 'Données Brutes'.B33:'Données Brutes'.B42 'Données Brutes'.F32:'Données Brutes'.F32 'Données Brutes'.F33:'Données Brutes'.F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061cm" svg:y="0.471cm">
            <draw:object draw:notify-on-update-of-ranges="'Données Brutes'.B10:'Données Brutes'.B19 'Données Brutes'.B2:'Données Brutes'.B2 'Données Brutes'.D10:'Données Brutes'.D19 'Données Brutes'.B10:'Données Brutes'.B19 'Données Brutes'.B25:'Données Brutes'.B25 'Données Brutes'.D33:'Données Brutes'.D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19cm" svg:height="10.068cm" svg:x="1.845cm" svg:y="20.638cm">
            <draw:object draw:notify-on-update-of-ranges="'Données Brutes'.D10:'Données Brutes'.D19 'Données Brutes'.D33:'Données Brutes'.D42 'Données Brutes'.E10:'Données Brutes'.E19 'Données Brutes'.E33:'Données Brutes'.E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391cm" svg:height="11.447cm" svg:x="17.567cm" svg:y="32.379cm">
            <draw:object draw:notify-on-update-of-ranges="'Données Brutes 100 itérations NC1014'.B2:'Données Brutes 100 itérations NC1014'.B2 'Données Brutes 100 itérations NC1014'.C10:'Données Brutes 100 itérations NC1014'.C109 'Données Brutes 100 itérations NC5690'.B2:'Données Brutes 100 itérations NC5690'.B2 'Données Brutes 100 itérations NC5690'.C10:'Données Brutes 100 itérations NC5690'.C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.319cm" svg:height="11.236cm" svg:x="0.165cm" svg:y="32.512cm">
            <draw:object draw:notify-on-update-of-ranges="'Données Brutes 100 itérations NC1014'.D10:'Données Brutes 100 itérations NC1014'.D109 'Données Brutes 100 itérations NC5690'.D10:'Données Brutes 100 itérations NC5690'.D79 'Données Brutes 100 itérations NC1014'.E10:'Données Brutes 100 itérations NC1014'.E109 'Données Brutes 100 itérations NC5690'.E10:'Données Brutes 100 itérations NC5690'.E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0.734cm" svg:y="45.281cm">
            <draw:object draw:notify-on-update-of-ranges="'Données Brutes 100 itérations NC1014'.E9:'Données Brutes 100 itérations NC1014'.E9 'Données Brutes 100 itérations NC1014'.E10:'Données Brutes 100 itérations NC1014'.E109 'Données Brutes 100 itérations NC1014'.F9:'Données Brutes 100 itérations NC1014'.F9 'Données Brutes 100 itérations NC1014'.F10:'Données Brutes 100 itérations NC1014'.F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7cm" svg:height="9.004cm" svg:x="17.179cm" svg:y="45.393cm">
            <draw:object draw:notify-on-update-of-ranges="'Données Brutes 100 itérations NC5690'.E9:'Données Brutes 100 itérations NC5690'.E9 'Données Brutes 100 itérations NC5690'.E10:'Données Brutes 100 itérations NC5690'.E79 'Données Brutes 100 itérations NC5690'.F9:'Données Brutes 100 itérations NC5690'.F9 'Données Brutes 100 itérations NC5690'.F10:'Données Brutes 100 itérations NC5690'.F7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1:48:09.524563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29:16.695989677</meta:creation-date>
    <dc:date>2021-09-27T15:15:07.811793843</dc:date>
    <meta:editing-duration>PT1H38M36S</meta:editing-duration>
    <meta:editing-cycles>11</meta:editing-cycles>
    <meta:generator>LibreOffice/6.4.7.2$Linux_X86_64 LibreOffice_project/40$Build-2</meta:generator>
    <meta:document-statistic meta:table-count="4" meta:cell-count="117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935cm" xlink:href=".." xlink:type="simple" chart:class="chart:scatter" chart:style-name="ch1">
        <chart:title svg:x="0.296cm" svg:y="0.333cm" chart:style-name="ch2">
          <text:p>Moyenne des pertes du réseau de neurones en fonction du nombre d'itération d'entraînement</text:p>
        </chart:title>
        <chart:legend chart:legend-position="bottom" svg:x="5.648cm" svg:y="9.336cm" style:legend-expansion="wide" chart:style-name="ch3"/>
        <chart:plot-area chart:style-name="ch4" table:cell-range-address="'Données Brutes'.B10:'Données Brutes'.C19 'Données Brutes'.B2:'Données Brutes'.B2 'Données Brutes'.B25:'Données Brutes'.B25 'Données Brutes'.C33:'Données Brutes'.C42" chart:data-source-has-labels="row" svg:x="1.33cm" svg:y="1.814cm" svg:width="14.349cm" svg:height="6.159cm">
          <chartooo:coordinate-region svg:x="3.063cm" svg:y="2.014cm" svg:width="12.429cm" svg:height="5.312cm"/>
          <chart:axis chart:dimension="x" chart:name="primary-x" chart:style-name="ch5">
            <chart:title svg:x="7.124cm" svg:y="8.171cm" chart:style-name="ch6">
              <text:p>Nombre d'itération</text:p>
            </chart:title>
          </chart:axis>
          <chart:axis chart:dimension="y" chart:name="primary-y" chart:style-name="ch7">
            <chart:title svg:x="0.451cm" svg:y="6.419cm" chart:style-name="ch8">
              <text:p>Moyenne des pertes</text:p>
            </chart:title>
            <chart:grid chart:style-name="ch9" chart:class="major"/>
          </chart:axis>
          <chart:series chart:style-name="ch10" chart:values-cell-range-address="'Données Brutes'.C10:'Données Brutes'.C19" chart:label-cell-address="'Données Brutes'.B2:'Données Brutes'.B2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C33:'Données Brutes'.C42" chart:label-cell-address="'Données Brutes'.B25:'Données Brutes'.B25" chart:class="chart:scatter">
            <chart:domain table:cell-range-address="'Données Brutes'.B33:'Données Brutes'.B4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NC1014</text:p>
                <draw:g>
                  <svg:desc>'Données Brutes'.B2:'Données Brutes'.B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NC5690</text:p>
                <draw:g>
                  <svg:desc>'Données Brutes'.B25:'Données Brute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135001186557753">
                <text:p>0.135001186557753</text:p>
                <draw:g>
                  <svg:desc>'Données Brutes'.C10:'Données Brutes'.C19</svg:desc>
                </draw:g>
              </table:table-cell>
              <table:table-cell office:value-type="float" office:value="1">
                <text:p>1</text:p>
                <draw:g>
                  <svg:desc>'Données Brutes'.B33:'Données Brutes'.B42</svg:desc>
                </draw:g>
              </table:table-cell>
              <table:table-cell office:value-type="float" office:value="1.02613675501189">
                <text:p>1.02613675501189</text:p>
                <draw:g>
                  <svg:desc>'Données Brutes'.C33:'Données Brutes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21815801601008">
                <text:p>0.0221815801601008</text:p>
              </table:table-cell>
              <table:table-cell office:value-type="float" office:value="2">
                <text:p>2</text:p>
              </table:table-cell>
              <table:table-cell office:value-type="float" office:value="0.502039359550215">
                <text:p>0.502039359550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49380891131667">
                <text:p>0.0149380891131667</text:p>
              </table:table-cell>
              <table:table-cell office:value-type="float" office:value="3">
                <text:p>3</text:p>
              </table:table-cell>
              <table:table-cell office:value-type="float" office:value="0.414642395676661">
                <text:p>0.414642395676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35358812164346">
                <text:p>0.0135358812164346</text:p>
              </table:table-cell>
              <table:table-cell office:value-type="float" office:value="4">
                <text:p>4</text:p>
              </table:table-cell>
              <table:table-cell office:value-type="float" office:value="0.375661311525904">
                <text:p>0.375661311525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09084340288918">
                <text:p>0.0109084340288918</text:p>
              </table:table-cell>
              <table:table-cell office:value-type="float" office:value="5">
                <text:p>5</text:p>
              </table:table-cell>
              <table:table-cell office:value-type="float" office:value="0.34745766152614">
                <text:p>0.34745766152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932026243643093">
                <text:p>0.00932026243643093</text:p>
              </table:table-cell>
              <table:table-cell office:value-type="float" office:value="6">
                <text:p>6</text:p>
              </table:table-cell>
              <table:table-cell office:value-type="float" office:value="0.328456183896148">
                <text:p>0.328456183896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825846622212292">
                <text:p>0.00825846622212292</text:p>
              </table:table-cell>
              <table:table-cell office:value-type="float" office:value="7">
                <text:p>7</text:p>
              </table:table-cell>
              <table:table-cell office:value-type="float" office:value="0.313542779203661">
                <text:p>0.313542779203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26540325880707">
                <text:p>0.00826540325880707</text:p>
              </table:table-cell>
              <table:table-cell office:value-type="float" office:value="8">
                <text:p>8</text:p>
              </table:table-cell>
              <table:table-cell office:value-type="float" office:value="0.302332561908038">
                <text:p>0.302332561908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08383382500514">
                <text:p>0.00708383382500514</text:p>
              </table:table-cell>
              <table:table-cell office:value-type="float" office:value="9">
                <text:p>9</text:p>
              </table:table-cell>
              <table:table-cell office:value-type="float" office:value="0.290125244094077">
                <text:p>0.290125244094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33035702914292">
                <text:p>0.00633035702914292</text:p>
              </table:table-cell>
              <table:table-cell office:value-type="float" office:value="10">
                <text:p>10</text:p>
              </table:table-cell>
              <table:table-cell office:value-type="float" office:value="0.283031649818828">
                <text:p>0.283031649818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8cm" svg:y="0.315cm" chart:style-name="ch2">
          <text:p>Erreurs de généralisation sur les différents jeux de donnée en fonction du nombre d'itération pour NC1014</text:p>
        </chart:title>
        <chart:legend chart:legend-position="bottom" svg:x="0.304cm" svg:y="8.401cm" style:legend-expansion="wide" chart:style-name="ch3"/>
        <chart:plot-area chart:style-name="ch4" table:cell-range-address="'Données Brutes'.B10:'Données Brutes'.B19 'Données Brutes'.E9:'Données Brutes'.F19" chart:data-source-has-labels="row" svg:x="1.331cm" svg:y="1.778cm" svg:width="14.349cm" svg:height="5.278cm">
          <chartooo:coordinate-region svg:x="2.852cm" svg:y="1.978cm" svg:width="12.641cm" svg:height="4.431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6.101cm" chart:style-name="ch8">
              <text:p>Erreur en pourcentage</text:p>
            </chart:title>
            <chart:grid chart:style-name="ch9" chart:class="major"/>
          </chart:axis>
          <chart:series chart:style-name="ch10" chart:values-cell-range-address="'Données Brutes'.E10:'Données Brutes'.E19" chart:label-cell-address="'Données Brutes'.E9:'Données Brutes'.E9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F10:'Données Brutes'.F19" chart:label-cell-address="'Données Brutes'.F9:'Données Brutes'.F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rreur de généralisation(expérimentation 1)</text:p>
                <draw:g>
                  <svg:desc>'Données Brutes'.E9:'Données Brutes'.E9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'.F9:'Données Brute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00405953991880925">
                <text:p>0.00405953991880925</text:p>
                <draw:g>
                  <svg:desc>'Données Brutes'.E10:'Données Brutes'.E19</svg:desc>
                </draw:g>
              </table:table-cell>
              <table:table-cell office:value-type="float" office:value="0.462564862861379">
                <text:p>0.462564862861379</text:p>
                <draw:g>
                  <svg:desc>'Données Brutes'.F10:'Données Brutes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33728687916976">
                <text:p>0.533728687916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41882876204596">
                <text:p>0.54188287620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7227575982209">
                <text:p>0.57227575982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6323202372128">
                <text:p>0.536323202372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7057079318013">
                <text:p>0.527057079318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9303187546331">
                <text:p>0.559303187546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8932542624166">
                <text:p>0.558932542624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3350630096368">
                <text:p>0.523350630096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4855448480356">
                <text:p>0.554855448480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8cm" svg:y="0.315cm" chart:style-name="ch2">
          <text:p>Erreurs de généralisation sur les différents jeux de donnée en fonction du nombre d'itération pour NC5690</text:p>
        </chart:title>
        <chart:legend chart:legend-position="bottom" svg:x="0.304cm" svg:y="8.401cm" style:legend-expansion="wide" chart:style-name="ch3"/>
        <chart:plot-area chart:style-name="ch4" table:cell-range-address="'Données Brutes'.B33:'Données Brutes'.B42 'Données Brutes'.E32:'Données Brutes'.F42" chart:data-source-has-labels="row" svg:x="1.331cm" svg:y="1.778cm" svg:width="14.349cm" svg:height="5.278cm">
          <chartooo:coordinate-region svg:x="2.852cm" svg:y="1.977cm" svg:width="12.641cm" svg:height="4.432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5.42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'.E33:'Données Brutes'.E42" chart:label-cell-address="'Données Brutes'.E32:'Données Brutes'.E32" chart:class="chart:scatter">
            <chart:domain table:cell-range-address="'Données Brutes'.B33:'Données Brutes'.B42"/>
            <chart:data-point chart:repeated="10"/>
          </chart:series>
          <chart:series chart:style-name="ch11" chart:values-cell-range-address="'Données Brutes'.F33:'Données Brutes'.F42" chart:label-cell-address="'Données Brutes'.F32:'Données Brutes'.F3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rreur de généralisation(expérimentation 1)</text:p>
                <draw:g>
                  <svg:desc>'Données Brutes'.E32:'Données Brutes'.E32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'.F32:'Données Brutes'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33:'Données Brutes'.B42</svg:desc>
                </draw:g>
              </table:table-cell>
              <table:table-cell office:value-type="float" office:value="0.203521126760563">
                <text:p>0.203521126760563</text:p>
                <draw:g>
                  <svg:desc>'Données Brutes'.E33:'Données Brutes'.E42</svg:desc>
                </draw:g>
              </table:table-cell>
              <table:table-cell office:value-type="float" office:value="0.752499817531567">
                <text:p>0.752499817531567</text:p>
                <draw:g>
                  <svg:desc>'Données Brutes'.F33:'Données Brute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3661971830986">
                <text:p>0.193661971830986</text:p>
              </table:table-cell>
              <table:table-cell office:value-type="float" office:value="0.748120575140501">
                <text:p>0.748120575140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8732394366197">
                <text:p>0.188732394366197</text:p>
              </table:table-cell>
              <table:table-cell office:value-type="float" office:value="0.742646522151668">
                <text:p>0.742646522151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7676056338028">
                <text:p>0.187676056338028</text:p>
              </table:table-cell>
              <table:table-cell office:value-type="float" office:value="0.741916648419823">
                <text:p>0.741916648419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3802816901408">
                <text:p>0.183802816901408</text:p>
              </table:table-cell>
              <table:table-cell office:value-type="float" office:value="0.743376395883512">
                <text:p>0.743376395883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3239436619718">
                <text:p>0.173239436619718</text:p>
              </table:table-cell>
              <table:table-cell office:value-type="float" office:value="0.732793226771769">
                <text:p>0.732793226771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7112676056338">
                <text:p>0.17112676056338</text:p>
              </table:table-cell>
              <table:table-cell office:value-type="float" office:value="0.730384643456682">
                <text:p>0.730384643456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4084507042254">
                <text:p>0.164084507042254</text:p>
              </table:table-cell>
              <table:table-cell office:value-type="float" office:value="0.730457630829867">
                <text:p>0.73045763082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66197183098592">
                <text:p>0.166197183098592</text:p>
              </table:table-cell>
              <table:table-cell office:value-type="float" office:value="0.725056565214218">
                <text:p>0.725056565214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9154929577465">
                <text:p>0.159154929577465</text:p>
              </table:table-cell>
              <table:table-cell office:value-type="float" office:value="0.721626158674549">
                <text:p>0.721626158674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217cm" svg:y="0.315cm" chart:style-name="ch2">
          <text:p>L'erreur d'apprentissage du réseau de neurones en fonction du nombre d'itération</text:p>
        </chart:title>
        <chart:legend chart:legend-position="bottom" svg:x="5.649cm" svg:y="8.401cm" style:legend-expansion="wide" chart:style-name="ch3"/>
        <chart:plot-area chart:style-name="ch4" table:cell-range-address="'Données Brutes'.B10:'Données Brutes'.B19 'Données Brutes'.B2:'Données Brutes'.B2 'Données Brutes'.D10:'Données Brutes'.D19 'Données Brutes'.B25:'Données Brutes'.B25 'Données Brutes'.D33:'Données Brutes'.D42" chart:data-source-has-labels="row" svg:x="1.331cm" svg:y="1.778cm" svg:width="14.349cm" svg:height="5.278cm">
          <chartooo:coordinate-region svg:x="2.852cm" svg:y="1.977cm" svg:width="12.641cm" svg:height="4.432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5.42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'.D10:'Données Brutes'.D19" chart:label-cell-address="'Données Brutes'.B2:'Données Brutes'.B2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D33:'Données Brutes'.D42" chart:label-cell-address="'Données Brutes'.B25:'Données Brutes'.B2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NC1014</text:p>
                <draw:g>
                  <svg:desc>'Données Brutes'.B2:'Données Brutes'.B2</svg:desc>
                </draw:g>
              </table:table-cell>
              <table:table-cell office:value-type="string">
                <text:p>NC5690</text:p>
                <draw:g>
                  <svg:desc>'Données Brutes'.B25:'Données Brute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0132227525232768">
                <text:p>0.0132227525232768</text:p>
                <draw:g>
                  <svg:desc>'Données Brutes'.D10:'Données Brutes'.D19</svg:desc>
                </draw:g>
              </table:table-cell>
              <table:table-cell office:value-type="float" office:value="0.205739827888712">
                <text:p>0.205739827888712</text:p>
                <draw:g>
                  <svg:desc>'Données Brutes'.D33:'Données Brutes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555512088256005">
                <text:p>0.00555512088256005</text:p>
              </table:table-cell>
              <table:table-cell office:value-type="float" office:value="0.186983039518757">
                <text:p>0.186983039518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78984430013296">
                <text:p>0.00578984430013296</text:p>
              </table:table-cell>
              <table:table-cell office:value-type="float" office:value="0.180152894978695">
                <text:p>0.180152894978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75557468116738">
                <text:p>0.00375557468116738</text:p>
              </table:table-cell>
              <table:table-cell office:value-type="float" office:value="0.174074692956805">
                <text:p>0.174074692956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2689930365386">
                <text:p>0.0022689930365386</text:p>
              </table:table-cell>
              <table:table-cell office:value-type="float" office:value="0.168811095329602">
                <text:p>0.16881109532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19075189734763">
                <text:p>0.00219075189734763</text:p>
              </table:table-cell>
              <table:table-cell office:value-type="float" office:value="0.162691118723369">
                <text:p>0.162691118723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5819575933026">
                <text:p>0.0025819575933026</text:p>
              </table:table-cell>
              <table:table-cell office:value-type="float" office:value="0.157991477984794">
                <text:p>0.157991477984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11251075815666">
                <text:p>0.00211251075815666</text:p>
              </table:table-cell>
              <table:table-cell office:value-type="float" office:value="0.154837496866906">
                <text:p>0.154837496866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195602847977472">
                <text:p>0.00195602847977472</text:p>
              </table:table-cell>
              <table:table-cell office:value-type="float" office:value="0.150952460523018">
                <text:p>0.150952460523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9991645083131">
                <text:p>0.149991645083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91cm" svg:height="10.069cm" xlink:href=".." xlink:type="simple" chart:class="chart:line" chart:style-name="ch1">
        <chart:title svg:x="0.379cm" svg:y="0.336cm" chart:style-name="ch2">
          <text:p>Erreur d'apprentissage et de généralisation des différents jeux de données en fonction du nombre d'itération</text:p>
        </chart:title>
        <chart:legend chart:legend-position="end" svg:x="0.272cm" svg:y="7.723cm" style:legend-expansion="custom" chartooo:width="14.134cm" chartooo:height="2.338cm" style:legend-expansion-aspect-ratio="6.0453378956373" chart:style-name="ch3"/>
        <chart:plot-area chart:style-name="ch4" table:cell-range-address="'Données Brutes'.D10:'Données Brutes'.E19 'Données Brutes'.D33:'Données Brutes'.E42" chart:data-source-has-labels="row" svg:x="1.086cm" svg:y="1.664cm" svg:width="13.422cm" svg:height="5.764cm">
          <chartooo:coordinate-region svg:x="2.607cm" svg:y="1.863cm" svg:width="11.714cm" svg:height="4.918cm"/>
          <chart:axis chart:dimension="x" chart:name="primary-x" chart:style-name="ch5">
            <chart:title svg:x="6.417cm" svg:y="7.629cm" chart:style-name="ch6">
              <text:p>Nombre d'itération</text:p>
            </chart:title>
          </chart:axis>
          <chart:axis chart:dimension="y" chart:name="primary-y" chart:style-name="ch7">
            <chart:title svg:x="0.203cm" svg:y="5.556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'.D10:'Données Brutes'.D19" loext:label-string="nc1014_training" chart:class="chart:line">
            <chart:data-point chart:repeated="10"/>
          </chart:series>
          <chart:series chart:style-name="ch11" chart:values-cell-range-address="'Données Brutes'.D33:'Données Brutes'.D42" loext:label-string="nc5690_training" chart:class="chart:line">
            <chart:data-point chart:repeated="10"/>
          </chart:series>
          <chart:series chart:style-name="ch12" chart:values-cell-range-address="'Données Brutes'.E10:'Données Brutes'.E19" loext:label-string="nc1014_test" chart:class="chart:line">
            <chart:data-point chart:repeated="10"/>
          </chart:series>
          <chart:series chart:style-name="ch13" chart:values-cell-range-address="'Données Brutes'.E33:'Données Brutes'.E42" loext:label-string="nc5690_test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c1014_training</text:p>
              </table:table-cell>
              <table:table-cell office:value-type="string">
                <text:p>nc5690_training</text:p>
              </table:table-cell>
              <table:table-cell office:value-type="string">
                <text:p>nc1014_test</text:p>
              </table:table-cell>
              <table:table-cell office:value-type="string">
                <text:p>nc5690_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227525232768">
                <text:p>0.0132227525232768</text:p>
                <draw:g>
                  <svg:desc>'Données Brutes'.D10:'Données Brutes'.D19</svg:desc>
                </draw:g>
              </table:table-cell>
              <table:table-cell office:value-type="float" office:value="0.205739827888712">
                <text:p>0.205739827888712</text:p>
                <draw:g>
                  <svg:desc>'Données Brutes'.D33:'Données Brutes'.D42</svg:desc>
                </draw:g>
              </table:table-cell>
              <table:table-cell office:value-type="float" office:value="0.00405953991880925">
                <text:p>0.00405953991880925</text:p>
                <draw:g>
                  <svg:desc>'Données Brutes'.E10:'Données Brutes'.E19</svg:desc>
                </draw:g>
              </table:table-cell>
              <table:table-cell office:value-type="float" office:value="0.203521126760563">
                <text:p>0.203521126760563</text:p>
                <draw:g>
                  <svg:desc>'Données Brutes'.E33:'Données Brutes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55512088256005">
                <text:p>0.00555512088256005</text:p>
              </table:table-cell>
              <table:table-cell office:value-type="float" office:value="0.186983039518757">
                <text:p>0.186983039518757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93661971830986">
                <text:p>0.193661971830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78984430013296">
                <text:p>0.00578984430013296</text:p>
              </table:table-cell>
              <table:table-cell office:value-type="float" office:value="0.180152894978695">
                <text:p>0.180152894978695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88732394366197">
                <text:p>0.188732394366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75557468116738">
                <text:p>0.00375557468116738</text:p>
              </table:table-cell>
              <table:table-cell office:value-type="float" office:value="0.174074692956805">
                <text:p>0.174074692956805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87676056338028">
                <text:p>0.187676056338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689930365386">
                <text:p>0.0022689930365386</text:p>
              </table:table-cell>
              <table:table-cell office:value-type="float" office:value="0.168811095329602">
                <text:p>0.16881109532960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83802816901408">
                <text:p>0.183802816901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19075189734763">
                <text:p>0.00219075189734763</text:p>
              </table:table-cell>
              <table:table-cell office:value-type="float" office:value="0.162691118723369">
                <text:p>0.1626911187233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3239436619718">
                <text:p>0.17323943661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819575933026">
                <text:p>0.0025819575933026</text:p>
              </table:table-cell>
              <table:table-cell office:value-type="float" office:value="0.157991477984794">
                <text:p>0.15799147798479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112676056338">
                <text:p>0.17112676056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11251075815666">
                <text:p>0.00211251075815666</text:p>
              </table:table-cell>
              <table:table-cell office:value-type="float" office:value="0.154837496866906">
                <text:p>0.15483749686690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084507042254">
                <text:p>0.164084507042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95602847977472">
                <text:p>0.00195602847977472</text:p>
              </table:table-cell>
              <table:table-cell office:value-type="float" office:value="0.150952460523018">
                <text:p>0.15095246052301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197183098592">
                <text:p>0.166197183098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9991645083131">
                <text:p>0.1499916450831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154929577465">
                <text:p>0.1591549295774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92cm" svg:height="11.448cm" xlink:href=".." xlink:type="simple" chart:class="chart:line" chart:style-name="ch1">
        <chart:title svg:x="-0.131cm" svg:y="0.571cm" chart:style-name="ch2">
          <text:p>Moyenne des pertes du réseau de neurone en fonction du nombre d'itération d'entraînement        


</text:p>
        </chart:title>
        <chart:legend chart:legend-position="end" svg:x="1.825cm" svg:y="10.054cm" style:legend-expansion="custom" chartooo:width="11.187cm" chartooo:height="1.392cm" style:legend-expansion-aspect-ratio="8.03663793103448" chart:style-name="ch3"/>
        <chart:plot-area chart:style-name="ch4" table:cell-range-address="'Données Brutes 100 itérations NC1014'.B2:'Données Brutes 100 itérations NC1014'.B2 'Données Brutes 100 itérations NC1014'.C10:'Données Brutes 100 itérations NC1014'.C109 'Données Brutes 100 itérations NC5690'.B2:'Données Brutes 100 itérations NC5690'.B2 'Données Brutes 100 itérations NC5690'.C10:'Données Brutes 100 itérations NC5690'.C109" chart:data-source-has-labels="row" svg:x="0.671cm" svg:y="1.699cm" svg:width="14.079cm" svg:height="7.54cm">
          <chartooo:coordinate-region svg:x="2.404cm" svg:y="1.899cm" svg:width="12.346cm" svg:height="6.548cm"/>
          <chart:axis chart:dimension="x" chart:name="primary-x" chart:style-name="ch5">
            <chart:title svg:x="6.33cm" svg:y="9.467cm" chart:style-name="ch6">
              <text:p>Nombre d'itération</text:p>
            </chart:title>
          </chart:axis>
          <chart:axis chart:dimension="y" chart:name="primary-y" chart:style-name="ch7">
            <chart:title svg:x="0cm" svg:y="6.995cm" chart:style-name="ch8">
              <text:p>Moyenne des pertes</text:p>
            </chart:title>
            <chart:grid chart:style-name="ch9" chart:class="major"/>
          </chart:axis>
          <chart:series chart:style-name="ch10" chart:values-cell-range-address="'Données Brutes 100 itérations NC1014'.C10:'Données Brutes 100 itérations NC1014'.C109" chart:label-cell-address="'Données Brutes 100 itérations NC1014'.B2:'Données Brutes 100 itérations NC1014'.B2" chart:class="chart:line">
            <chart:data-point chart:repeated="26"/>
            <chart:data-point chart:style-name="ch11"/>
            <chart:data-point chart:repeated="73"/>
          </chart:series>
          <chart:series chart:style-name="ch12" chart:values-cell-range-address="'Données Brutes 100 itérations NC5690'.C10:'Données Brutes 100 itérations NC5690'.C109" chart:label-cell-address="'Données Brutes 100 itérations NC5690'.B2:'Données Brutes 100 itérations NC5690'.B2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C1014</text:p>
                <draw:g>
                  <svg:desc>'Données Brutes 100 itérations NC1014'.B2:'Données Brutes 100 itérations NC1014'.B2</svg:desc>
                </draw:g>
              </table:table-cell>
              <table:table-cell office:value-type="string">
                <text:p>NC5690</text:p>
                <draw:g>
                  <svg:desc>'Données Brutes 100 itérations NC5690'.B2:'Données Brutes 100 itérations NC569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177080435074">
                <text:p>0.143177080435074</text:p>
                <draw:g>
                  <svg:desc>'Données Brutes 100 itérations NC1014'.C10:'Données Brutes 100 itérations NC1014'.C109</svg:desc>
                </draw:g>
              </table:table-cell>
              <table:table-cell office:value-type="float" office:value="1.01946853730549">
                <text:p>1.01946853730549</text:p>
                <draw:g>
                  <svg:desc>'Données Brutes 100 itérations NC5690'.C10:'Données Brutes 100 itérations NC5690'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6136659630584">
                <text:p>0.0236136659630584</text:p>
              </table:table-cell>
              <table:table-cell office:value-type="float" office:value="0.495979557315233">
                <text:p>0.49597955731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0128886268792">
                <text:p>0.0160128886268792</text:p>
              </table:table-cell>
              <table:table-cell office:value-type="float" office:value="0.418048608529708">
                <text:p>0.418048608529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6623602306481">
                <text:p>0.0136623602306481</text:p>
              </table:table-cell>
              <table:table-cell office:value-type="float" office:value="0.374626577430323">
                <text:p>0.374626577430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0494515448357">
                <text:p>0.0120494515448357</text:p>
              </table:table-cell>
              <table:table-cell office:value-type="float" office:value="0.350917831324137">
                <text:p>0.350917831324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005100326754">
                <text:p>0.011005100326754</text:p>
              </table:table-cell>
              <table:table-cell office:value-type="float" office:value="0.332295288936071">
                <text:p>0.332295288936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263848419062">
                <text:p>0.010263848419062</text:p>
              </table:table-cell>
              <table:table-cell office:value-type="float" office:value="0.315673542731766">
                <text:p>0.315673542731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05465959110786">
                <text:p>0.00905465959110786</text:p>
              </table:table-cell>
              <table:table-cell office:value-type="float" office:value="0.305188910298439">
                <text:p>0.305188910298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536481809101">
                <text:p>0.0078536481809101</text:p>
              </table:table-cell>
              <table:table-cell office:value-type="float" office:value="0.29429639932388">
                <text:p>0.2942963993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02675883955133">
                <text:p>0.00702675883955133</text:p>
              </table:table-cell>
              <table:table-cell office:value-type="float" office:value="0.28529454165265">
                <text:p>0.28529454165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21407233699501">
                <text:p>0.00721407233699501</text:p>
              </table:table-cell>
              <table:table-cell office:value-type="float" office:value="0.281173796377953">
                <text:p>0.281173796377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07837994172896">
                <text:p>0.00607837994172896</text:p>
              </table:table-cell>
              <table:table-cell office:value-type="float" office:value="0.274935267885751">
                <text:p>0.274935267885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36474465318675">
                <text:p>0.00636474465318675</text:p>
              </table:table-cell>
              <table:table-cell office:value-type="float" office:value="0.268575361805721">
                <text:p>0.268575361805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6097191198833">
                <text:p>0.0066097191198833</text:p>
              </table:table-cell>
              <table:table-cell office:value-type="float" office:value="0.263869331605867">
                <text:p>0.263869331605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07930366401065">
                <text:p>0.00607930366401065</text:p>
              </table:table-cell>
              <table:table-cell office:value-type="float" office:value="0.259000997223615">
                <text:p>0.259000997223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51931182724703">
                <text:p>0.00551931182724703</text:p>
              </table:table-cell>
              <table:table-cell office:value-type="float" office:value="0.256083752122456">
                <text:p>0.256083752122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76213135160473">
                <text:p>0.00576213135160473</text:p>
              </table:table-cell>
              <table:table-cell office:value-type="float" office:value="0.251923644929707">
                <text:p>0.251923644929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42424193143138">
                <text:p>0.00542424193143138</text:p>
              </table:table-cell>
              <table:table-cell office:value-type="float" office:value="0.249062298010693">
                <text:p>0.249062298010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57944734574115">
                <text:p>0.00557944734574115</text:p>
              </table:table-cell>
              <table:table-cell office:value-type="float" office:value="0.246385977283106">
                <text:p>0.246385977283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89023814100699">
                <text:p>0.00489023814100699</text:p>
              </table:table-cell>
              <table:table-cell office:value-type="float" office:value="0.243613378698744">
                <text:p>0.243613378698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04887861418973">
                <text:p>0.00504887861418973</text:p>
              </table:table-cell>
              <table:table-cell office:value-type="float" office:value="0.241148680092728">
                <text:p>0.241148680092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76080623070309">
                <text:p>0.00476080623070309</text:p>
              </table:table-cell>
              <table:table-cell office:value-type="float" office:value="0.241507604813054">
                <text:p>0.2415076048130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00632716009271">
                <text:p>0.00500632716009271</text:p>
              </table:table-cell>
              <table:table-cell office:value-type="float" office:value="0.240390779012701">
                <text:p>0.24039077901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2516541178027">
                <text:p>0.00452516541178027</text:p>
              </table:table-cell>
              <table:table-cell office:value-type="float" office:value="0.238579297163051">
                <text:p>0.238579297163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86585516024493">
                <text:p>0.00486585516024493</text:p>
              </table:table-cell>
              <table:table-cell office:value-type="float" office:value="0.236324416548606">
                <text:p>0.236324416548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55569875307933">
                <text:p>0.00455569875307933</text:p>
              </table:table-cell>
              <table:table-cell office:value-type="float" office:value="0.236698086212916">
                <text:p>0.2366980862129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45892162654764">
                <text:p>0.00445892162654764</text:p>
              </table:table-cell>
              <table:table-cell office:value-type="float" office:value="0.234419468892672">
                <text:p>0.234419468892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39329685222772">
                <text:p>0.00439329685222772</text:p>
              </table:table-cell>
              <table:table-cell office:value-type="float" office:value="0.233088624649366">
                <text:p>0.233088624649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46914429314352">
                <text:p>0.00446914429314352</text:p>
              </table:table-cell>
              <table:table-cell office:value-type="float" office:value="0.231827125029684">
                <text:p>0.231827125029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39110515349434">
                <text:p>0.00439110515349434</text:p>
              </table:table-cell>
              <table:table-cell office:value-type="float" office:value="0.234560155568417">
                <text:p>0.234560155568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30194209999918">
                <text:p>0.00430194209999918</text:p>
              </table:table-cell>
              <table:table-cell office:value-type="float" office:value="0.230339057371038">
                <text:p>0.230339057371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0279562013028">
                <text:p>0.00430279562013028</text:p>
              </table:table-cell>
              <table:table-cell office:value-type="float" office:value="0.230391269208746">
                <text:p>0.230391269208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3043978325343">
                <text:p>0.0043043978325343</text:p>
              </table:table-cell>
              <table:table-cell office:value-type="float" office:value="0.22593014421831">
                <text:p>0.22593014421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3861565534459">
                <text:p>0.0043861565534459</text:p>
              </table:table-cell>
              <table:table-cell office:value-type="float" office:value="0.226977188987131">
                <text:p>0.226977188987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23063564012187">
                <text:p>0.00423063564012187</text:p>
              </table:table-cell>
              <table:table-cell office:value-type="float" office:value="0.225701318589424">
                <text:p>0.225701318589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21860133005764">
                <text:p>0.00421860133005764</text:p>
              </table:table-cell>
              <table:table-cell office:value-type="float" office:value="0.223744219675913">
                <text:p>0.223744219675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30422021158561">
                <text:p>0.00430422021158561</text:p>
              </table:table-cell>
              <table:table-cell office:value-type="float" office:value="0.224131981384795">
                <text:p>0.224131981384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21203369618157">
                <text:p>0.00421203369618157</text:p>
              </table:table-cell>
              <table:table-cell office:value-type="float" office:value="0.220707318320559">
                <text:p>0.220707318320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20823597442998">
                <text:p>0.00420823597442998</text:p>
              </table:table-cell>
              <table:table-cell office:value-type="float" office:value="0.222355969282039">
                <text:p>0.222355969282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528914322548">
                <text:p>0.00426528914322548</text:p>
              </table:table-cell>
              <table:table-cell office:value-type="float" office:value="0.221321906396272">
                <text:p>0.221321906396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30600646529962">
                <text:p>0.00430600646529962</text:p>
              </table:table-cell>
              <table:table-cell office:value-type="float" office:value="0.238440161475431">
                <text:p>0.2384401614754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13195938232714">
                <text:p>0.00413195938232714</text:p>
              </table:table-cell>
              <table:table-cell office:value-type="float" office:value="0.219034827080255">
                <text:p>0.219034827080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02359198417318">
                <text:p>0.00402359198417318</text:p>
              </table:table-cell>
              <table:table-cell office:value-type="float" office:value="0.217228299532648">
                <text:p>0.217228299532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00802991534789">
                <text:p>0.00400802991534789</text:p>
              </table:table-cell>
              <table:table-cell office:value-type="float" office:value="0.217363125353014">
                <text:p>0.217363125353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07113362606729">
                <text:p>0.00407113362606729</text:p>
              </table:table-cell>
              <table:table-cell office:value-type="float" office:value="0.219038090734881">
                <text:p>0.219038090734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10214750921142">
                <text:p>0.00410214750921142</text:p>
              </table:table-cell>
              <table:table-cell office:value-type="float" office:value="0.230956144614648">
                <text:p>0.230956144614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09372827738139">
                <text:p>0.00409372827738139</text:p>
              </table:table-cell>
              <table:table-cell office:value-type="float" office:value="0.219828079388528">
                <text:p>0.219828079388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06101066740296">
                <text:p>0.00406101066740296</text:p>
              </table:table-cell>
              <table:table-cell office:value-type="float" office:value="0.215405815953807">
                <text:p>0.2154058159538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47666562445434">
                <text:p>0.00547666562445434</text:p>
              </table:table-cell>
              <table:table-cell office:value-type="float" office:value="0.214429214536491">
                <text:p>0.214429214536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02720555772629">
                <text:p>0.00402720555772629</text:p>
              </table:table-cell>
              <table:table-cell office:value-type="float" office:value="0.215385624890231">
                <text:p>0.215385624890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92187380810802">
                <text:p>0.00492187380810802</text:p>
              </table:table-cell>
              <table:table-cell office:value-type="float" office:value="0.210801421710625">
                <text:p>0.21080142171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68091668846988">
                <text:p>0.00768091668846988</text:p>
              </table:table-cell>
              <table:table-cell office:value-type="float" office:value="0.214790244269776">
                <text:p>0.214790244269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83917800145075">
                <text:p>0.00483917800145075</text:p>
              </table:table-cell>
              <table:table-cell office:value-type="float" office:value="0.222916812516253">
                <text:p>0.222916812516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11123906405802">
                <text:p>0.00411123906405802</text:p>
              </table:table-cell>
              <table:table-cell office:value-type="float" office:value="0.217578704342032">
                <text:p>0.217578704342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71844420787921">
                <text:p>0.00371844420787921</text:p>
              </table:table-cell>
              <table:table-cell office:value-type="float" office:value="0.217383955923568">
                <text:p>0.217383955923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97987165251507">
                <text:p>0.00397987165251507</text:p>
              </table:table-cell>
              <table:table-cell office:value-type="float" office:value="0.21356059636811">
                <text:p>0.213560596368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25373026971225">
                <text:p>0.00425373026971225</text:p>
              </table:table-cell>
              <table:table-cell office:value-type="float" office:value="0.22730693611219">
                <text:p>0.22730693611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75184096987229">
                <text:p>0.00375184096987229</text:p>
              </table:table-cell>
              <table:table-cell office:value-type="float" office:value="0.222619206253298">
                <text:p>0.222619206253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02683493614604">
                <text:p>0.00402683493614604</text:p>
              </table:table-cell>
              <table:table-cell office:value-type="float" office:value="0.218202836391068">
                <text:p>0.218202836391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08792855004239">
                <text:p>0.00408792855004239</text:p>
              </table:table-cell>
              <table:table-cell office:value-type="float" office:value="0.207853431273245">
                <text:p>0.207853431273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08997341797255">
                <text:p>0.00408997341797255</text:p>
              </table:table-cell>
              <table:table-cell office:value-type="float" office:value="0.232150180840629">
                <text:p>0.232150180840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98877655411418">
                <text:p>0.00398877655411418</text:p>
              </table:table-cell>
              <table:table-cell office:value-type="float" office:value="0.227464889754409">
                <text:p>0.2274648897544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94231086007395">
                <text:p>0.00394231086007395</text:p>
              </table:table-cell>
              <table:table-cell office:value-type="float" office:value="0.20997509059591">
                <text:p>0.20997509059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02349390532391">
                <text:p>0.00402349390532391</text:p>
              </table:table-cell>
              <table:table-cell office:value-type="float" office:value="0.22530686815971">
                <text:p>0.22530686815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98032900151103">
                <text:p>0.00398032900151103</text:p>
              </table:table-cell>
              <table:table-cell office:value-type="float" office:value="0.224821198433337">
                <text:p>0.2248211984333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98549043981676">
                <text:p>0.00398549043981676</text:p>
              </table:table-cell>
              <table:table-cell office:value-type="float" office:value="0.20978641306097">
                <text:p>0.20978641306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96448157918421">
                <text:p>0.00396448157918421</text:p>
              </table:table-cell>
              <table:table-cell office:value-type="float" office:value="0.265877071667785">
                <text:p>0.265877071667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8724430184718">
                <text:p>0.0038724430184718</text:p>
              </table:table-cell>
              <table:table-cell office:value-type="float" office:value="0.223543137392335">
                <text:p>0.223543137392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0048821916688">
                <text:p>0.0040048821916688</text:p>
              </table:table-cell>
              <table:table-cell office:value-type="float" office:value="0.252829201615397">
                <text:p>0.252829201615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96513118623097">
                <text:p>0.00396513118623097</text:p>
              </table:table-cell>
              <table:table-cell office:value-type="float" office:value="0.243312019638652">
                <text:p>0.243312019638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91941505516601">
                <text:p>0.0039194150551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17824224836502">
                <text:p>0.00417824224836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97150799976652">
                <text:p>0.00397150799976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00610777359009">
                <text:p>0.00400610777359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99650237334681">
                <text:p>0.00399650237334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09274617523018">
                <text:p>0.0040927461752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96058968115998">
                <text:p>0.00396058968115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97202916358055">
                <text:p>0.00397202916358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06158710619681">
                <text:p>0.00406158710619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01579421528631">
                <text:p>0.00401579421528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97812439796831">
                <text:p>0.00397812439796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99430040368554">
                <text:p>0.00399430040368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02111574950498">
                <text:p>0.00402111574950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94998925288634">
                <text:p>0.0039499892528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9396599974627">
                <text:p>0.00393965999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98030380687682">
                <text:p>0.0039803038068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14185729577465">
                <text:p>0.00414185729577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77624960107048">
                <text:p>0.00377624960107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71839039521348">
                <text:p>0.0097183903952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7495336884027">
                <text:p>0.003749533688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43762266048237">
                <text:p>0.0044376226604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92624945988506">
                <text:p>0.00392624945988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16762471823082">
                <text:p>0.0041676247182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93873389577642">
                <text:p>0.0039387338957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29381744895805">
                <text:p>0.00429381744895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89448505955671">
                <text:p>0.00389448505955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99350833315865">
                <text:p>0.00399350833315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98916792114024">
                <text:p>0.0039891679211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401875952410647">
                <text:p>0.00401875952410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96926852737344">
                <text:p>0.003969268527373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2cm" svg:height="11.237cm" xlink:href=".." xlink:type="simple" chart:class="chart:scatter" chart:style-name="ch1">
        <chart:title svg:x="0.097cm" svg:y="0.359cm" chart:style-name="ch2">
          <text:p>Erreur d'apprentissage et de généralisation des différents jeux de données en fonction du nombre d'itération</text:p>
        </chart:title>
        <chart:legend chart:legend-position="bottom" svg:x="2.105cm" svg:y="10.638cm" style:legend-expansion="wide" chart:style-name="ch3"/>
        <chart:plot-area chart:style-name="ch4" table:cell-range-address="'Données Brutes 100 itérations NC1014'.D10:'Données Brutes 100 itérations NC1014'.E109 'Données Brutes 100 itérations NC5690'.D10:'Données Brutes 100 itérations NC5690'.E79" chart:data-source-has-labels="row" svg:x="1.357cm" svg:y="1.866cm" svg:width="15.617cm" svg:height="7.383cm">
          <chartooo:coordinate-region svg:x="2.878cm" svg:y="2.065cm" svg:width="13.816cm" svg:height="6.537cm"/>
          <chart:axis chart:dimension="x" chart:name="primary-x" chart:style-name="ch5">
            <chart:title svg:x="7.785cm" svg:y="9.473cm" chart:style-name="ch6">
              <text:p>Nombre d'itération</text:p>
            </chart:title>
          </chart:axis>
          <chart:axis chart:dimension="y" chart:name="primary-y" chart:style-name="ch7">
            <chart:title svg:x="0.451cm" svg:y="6.56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 100 itérations NC1014'.D10:'Données Brutes 100 itérations NC1014'.D109" loext:label-string="nc1014_training" chart:class="chart:scatter">
            <chart:data-point chart:repeated="100"/>
          </chart:series>
          <chart:series chart:style-name="ch11" chart:values-cell-range-address="'Données Brutes 100 itérations NC5690'.D10:'Données Brutes 100 itérations NC5690'.D79" loext:label-string="nc5690_training" chart:class="chart:scatter">
            <chart:data-point chart:repeated="70"/>
          </chart:series>
          <chart:series chart:style-name="ch12" chart:values-cell-range-address="'Données Brutes 100 itérations NC1014'.E10:'Données Brutes 100 itérations NC1014'.E109" loext:label-string="nc1014_test" chart:class="chart:scatter">
            <chart:data-point chart:repeated="100"/>
          </chart:series>
          <chart:series chart:style-name="ch13" chart:values-cell-range-address="'Données Brutes 100 itérations NC5690'.E10:'Données Brutes 100 itérations NC5690'.E79" loext:label-string="nc5690_test" chart:class="chart:scatter">
            <chart:data-point chart:repeated="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c1014_training</text:p>
              </table:table-cell>
              <table:table-cell office:value-type="string">
                <text:p>nc5690_training</text:p>
              </table:table-cell>
              <table:table-cell office:value-type="string">
                <text:p>nc1014_test</text:p>
              </table:table-cell>
              <table:table-cell office:value-type="string">
                <text:p>nc5690_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579688600266">
                <text:p>0.011579688600266</text:p>
                <draw:g>
                  <svg:desc>'Données Brutes 100 itérations NC1014'.D10:'Données Brutes 100 itérations NC1014'.D109</svg:desc>
                </draw:g>
              </table:table-cell>
              <table:table-cell office:value-type="float" office:value="0.200768652351909">
                <text:p>0.200768652351909</text:p>
                <draw:g>
                  <svg:desc>'Données Brutes 100 itérations NC5690'.D10:'Données Brutes 100 itérations NC5690'.D79</svg:desc>
                </draw:g>
              </table:table-cell>
              <table:table-cell office:value-type="float" office:value="0.00270635994587276">
                <text:p>0.00270635994587276</text:p>
                <draw:g>
                  <svg:desc>'Données Brutes 100 itérations NC1014'.E10:'Données Brutes 100 itérations NC1014'.E109</svg:desc>
                </draw:g>
              </table:table-cell>
              <table:table-cell office:value-type="float" office:value="0.201056338028169">
                <text:p>0.201056338028169</text:p>
                <draw:g>
                  <svg:desc>'Données Brutes 100 itérations NC5690'.E10:'Données Brutes 100 itérations NC5690'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92919176903217">
                <text:p>0.00492919176903217</text:p>
              </table:table-cell>
              <table:table-cell office:value-type="float" office:value="0.186669730136185">
                <text:p>0.186669730136185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95070422535211">
                <text:p>0.195070422535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2919176903217">
                <text:p>0.00492919176903217</text:p>
              </table:table-cell>
              <table:table-cell office:value-type="float" office:value="0.185186732392013">
                <text:p>0.185186732392013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87676056338028">
                <text:p>0.187676056338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83381582035835">
                <text:p>0.00383381582035835</text:p>
              </table:table-cell>
              <table:table-cell office:value-type="float" office:value="0.178607235358008">
                <text:p>0.17860723535800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86619718309859">
                <text:p>0.18661971830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8612784602145">
                <text:p>0.00328612784602145</text:p>
              </table:table-cell>
              <table:table-cell office:value-type="float" office:value="0.169395939510402">
                <text:p>0.16939593951040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8169014084507">
                <text:p>0.18169014084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4261012440339">
                <text:p>0.00344261012440339</text:p>
              </table:table-cell>
              <table:table-cell office:value-type="float" office:value="0.164382989389256">
                <text:p>0.16438298938925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8661971830986">
                <text:p>0.168661971830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5140442844842">
                <text:p>0.00305140442844842</text:p>
              </table:table-cell>
              <table:table-cell office:value-type="float" office:value="0.155526777508564">
                <text:p>0.15552677750856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1830985915493">
                <text:p>0.171830985915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1668101087551">
                <text:p>0.00281668101087551</text:p>
              </table:table-cell>
              <table:table-cell office:value-type="float" office:value="0.153312724538391">
                <text:p>0.15331272453839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3426961896569">
                <text:p>0.00203426961896569</text:p>
              </table:table-cell>
              <table:table-cell office:value-type="float" office:value="0.148884618598045">
                <text:p>0.14888461859804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03426961896569">
                <text:p>0.00203426961896569</text:p>
              </table:table-cell>
              <table:table-cell office:value-type="float" office:value="0.145312891636728">
                <text:p>0.14531289163672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788732394366">
                <text:p>0.164788732394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8049126911187">
                <text:p>0.14804912691118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549295774648">
                <text:p>0.16654929577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4247639735985">
                <text:p>0.14424763973598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64306392301072">
                <text:p>0.00164306392301072</text:p>
              </table:table-cell>
              <table:table-cell office:value-type="float" office:value="0.14433118890467">
                <text:p>0.1443311889046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788732394366">
                <text:p>0.164788732394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8195337956387">
                <text:p>0.14819533795638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1478873239437">
                <text:p>0.171478873239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79954620139267">
                <text:p>0.00179954620139267</text:p>
              </table:table-cell>
              <table:table-cell office:value-type="float" office:value="0.142430445317069">
                <text:p>0.1424304453170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72130506220169">
                <text:p>0.00172130506220169</text:p>
              </table:table-cell>
              <table:table-cell office:value-type="float" office:value="0.142096248642326">
                <text:p>0.1420962486423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8169014084507">
                <text:p>0.178169014084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4306392301072">
                <text:p>0.00164306392301072</text:p>
              </table:table-cell>
              <table:table-cell office:value-type="float" office:value="0.141260756955468">
                <text:p>0.14126075695546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197183098592">
                <text:p>0.166197183098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40738574651182">
                <text:p>0.14073857465118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9225352112676">
                <text:p>0.179225352112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8658164462878">
                <text:p>0.00148658164462878</text:p>
              </table:table-cell>
              <table:table-cell office:value-type="float" office:value="0.136686439969922">
                <text:p>0.13668643996992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7253521126761">
                <text:p>0.167253521126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39443562536553">
                <text:p>0.13944356253655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5119893057064">
                <text:p>0.13511989305706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32133010276548">
                <text:p>0.13213301027654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56338028169">
                <text:p>0.16056338028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4514161584092">
                <text:p>0.13451416158409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37501044364609">
                <text:p>0.13750104436460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7394366197183">
                <text:p>0.157394366197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4221739493692">
                <text:p>0.13422173949369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2780516333862">
                <text:p>0.13278051633386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211267605634">
                <text:p>0.160211267605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3866655526777">
                <text:p>0.13386665552677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450704225352">
                <text:p>0.158450704225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6164257665636">
                <text:p>0.13616425766563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3380281690141">
                <text:p>0.163380281690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4994569304035">
                <text:p>0.13499456930403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0942434622776">
                <text:p>0.13094243462277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56338028169">
                <text:p>0.16056338028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7145960397694">
                <text:p>0.13714596039769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7605633802817">
                <text:p>0.167605633802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2550756119977">
                <text:p>0.13255075611997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1971830985916">
                <text:p>0.161971830985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44456512657699">
                <text:p>0.1444565126576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7253521126761">
                <text:p>0.167253521126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3302698638149">
                <text:p>0.13330269863814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42806416576155">
                <text:p>0.14280641657615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5704225352113">
                <text:p>0.175704225352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595287826886">
                <text:p>0.12559528782688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338028169014">
                <text:p>0.156338028169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7120060155401">
                <text:p>0.12712006015540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915492957746">
                <text:p>0.160915492957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1543153145626">
                <text:p>0.1215431531456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387323943662">
                <text:p>0.15387323943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4172027738324">
                <text:p>0.1417202773832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7464788732394">
                <text:p>0.177464788732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1485504219233">
                <text:p>0.13148550421923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549295774648">
                <text:p>0.166549295774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00071016793383">
                <text:p>0.10007101679338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5830060990893">
                <text:p>0.13583006099089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0070422535211">
                <text:p>0.170070422535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8122650179631">
                <text:p>0.1281226501796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1619718309859">
                <text:p>0.161619718309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17361708786479">
                <text:p>0.00117361708786479</text:p>
              </table:table-cell>
              <table:table-cell office:value-type="float" office:value="0.127308045784944">
                <text:p>0.12730804578494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4577464788732">
                <text:p>0.154577464788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29062578327346">
                <text:p>0.12906257832734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56338028169">
                <text:p>0.16056338028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0981493859136101">
                <text:p>0.098149385913610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48591549295775">
                <text:p>0.1485915492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1772913359512">
                <text:p>0.12177291335951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859154929577">
                <text:p>0.159859154929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9814520845518">
                <text:p>0.12981452084551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5492957746479">
                <text:p>0.165492957746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7830228089231">
                <text:p>0.1278302280892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098591549296">
                <text:p>0.1580985915492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7361708786479">
                <text:p>0.00117361708786479</text:p>
              </table:table-cell>
              <table:table-cell office:value-type="float" office:value="0.130315815857632">
                <text:p>0.13031581585763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9366197183099">
                <text:p>0.169366197183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25185822705576">
                <text:p>0.00125185822705576</text:p>
              </table:table-cell>
              <table:table-cell office:value-type="float" office:value="0.12941766229426">
                <text:p>0.129417662294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507042253521">
                <text:p>0.159507042253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7475144122316">
                <text:p>0.12747514412231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4577464788732">
                <text:p>0.154577464788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4306392301072">
                <text:p>0.00164306392301072</text:p>
              </table:table-cell>
              <table:table-cell office:value-type="float" office:value="0.0961859804494946">
                <text:p>0.096185980449494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3009936624673">
                <text:p>0.00133009936624673</text:p>
              </table:table-cell>
              <table:table-cell office:value-type="float" office:value="0.126013033670315">
                <text:p>0.12601303367031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338028169014">
                <text:p>0.156338028169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98830311638399">
                <text:p>0.09988303116383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23757206115799">
                <text:p>0.1237572061157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69014084507">
                <text:p>0.15669014084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01595789121898">
                <text:p>0.10159578912189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8661971830986">
                <text:p>0.1686619718309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407302197343">
                <text:p>0.12540730219734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211267605634">
                <text:p>0.160211267605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29626535215975">
                <text:p>0.12962653521597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720611579915">
                <text:p>0.12572061157991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5281690140845">
                <text:p>0.155281690140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02828139360013">
                <text:p>0.10282813936001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1408450704225">
                <text:p>0.151408450704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2399532124655">
                <text:p>0.12239953212465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788732394366">
                <text:p>0.164788732394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0937421672654">
                <text:p>0.12093742167265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0975227671484669">
                <text:p>0.09752276714846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098591549296">
                <text:p>0.158098591549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51625031330938">
                <text:p>0.095162503133093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0704225352113">
                <text:p>0.150704225352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052218230429">
                <text:p>0.12505221823042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45422535211268">
                <text:p>0.145422535211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25098170273205">
                <text:p>0.092509817027320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37323943661972">
                <text:p>0.137323943661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1088645667976">
                <text:p>0.13108864566797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338028169014">
                <text:p>0.156338028169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71259085972095">
                <text:p>0.097125908597209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0982120477901245">
                <text:p>0.098212047790124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859154929577">
                <text:p>0.159859154929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33009936624673">
                <text:p>0.00133009936624673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48658164462878">
                <text:p>0.00148658164462878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799cm" svg:y="0.315cm" chart:style-name="ch2">
          <text:p>Erreurs de généralisation sur les différents jeu de donnée en fonction du nombre d'itération pour NC1014</text:p>
        </chart:title>
        <chart:legend chart:legend-position="bottom" svg:x="0.304cm" svg:y="8.401cm" style:legend-expansion="wide" chart:style-name="ch3"/>
        <chart:plot-area chart:style-name="ch4" table:cell-range-address="'Données Brutes 100 itérations NC1014'.E9:'Données Brutes 100 itérations NC1014'.F109" chart:data-source-has-labels="row" svg:x="1.331cm" svg:y="1.778cm" svg:width="14.349cm" svg:height="5.278cm">
          <chartooo:coordinate-region svg:x="2.852cm" svg:y="1.978cm" svg:width="12.549cm" svg:height="4.431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5.42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 100 itérations NC1014'.E10:'Données Brutes 100 itérations NC1014'.E109" chart:label-cell-address="'Données Brutes 100 itérations NC1014'.E9:'Données Brutes 100 itérations NC1014'.E9" chart:class="chart:scatter">
            <chart:data-point chart:repeated="100"/>
          </chart:series>
          <chart:series chart:style-name="ch11" chart:values-cell-range-address="'Données Brutes 100 itérations NC1014'.F10:'Données Brutes 100 itérations NC1014'.F109" chart:label-cell-address="'Données Brutes 100 itérations NC1014'.F9:'Données Brutes 100 itérations NC1014'.F9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eur de généralisation(expérimentation 1)</text:p>
                <draw:g>
                  <svg:desc>'Données Brutes 100 itérations NC1014'.E9:'Données Brutes 100 itérations NC1014'.E9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 100 itérations NC1014'.F9:'Données Brutes 100 itérations NC1014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0635994587276">
                <text:p>0.00270635994587276</text:p>
                <draw:g>
                  <svg:desc>'Données Brutes 100 itérations NC1014'.E10:'Données Brutes 100 itérations NC1014'.E109</svg:desc>
                </draw:g>
              </table:table-cell>
              <table:table-cell office:value-type="float" office:value="0.366938472942921">
                <text:p>0.366938472942921</text:p>
                <draw:g>
                  <svg:desc>'Données Brutes 100 itérations NC1014'.F10:'Données Brutes 100 itérations NC1014'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491475166790215">
                <text:p>0.491475166790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483320978502594">
                <text:p>0.483320978502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9992587101557">
                <text:p>0.489992587101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7776130467013">
                <text:p>0.497776130467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5166790214974">
                <text:p>0.475166790214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405485544848">
                <text:p>0.47405485544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108228317272">
                <text:p>0.46108228317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7753891771683">
                <text:p>0.467753891771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2209043736101">
                <text:p>0.48220904373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3676797627872">
                <text:p>0.463676797627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1838398813936">
                <text:p>0.481838398813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2223869532987">
                <text:p>0.502223869532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5166790214974">
                <text:p>0.475166790214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4062268346924">
                <text:p>0.48406226834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08821349147517">
                <text:p>0.408821349147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3669384729429">
                <text:p>0.453669384729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6627131208303">
                <text:p>0.446627131208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32171979243884">
                <text:p>0.432171979243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19199406968125">
                <text:p>0.41919940696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5893254262417">
                <text:p>0.455893254262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5159377316531">
                <text:p>0.465159377316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2564862861379">
                <text:p>0.462564862861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0340993328391">
                <text:p>0.4603409933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4781319495923">
                <text:p>0.454781319495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31060044477391">
                <text:p>0.431060044477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3291326908821">
                <text:p>0.443291326908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2557449962935">
                <text:p>0.452557449962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29206819866568">
                <text:p>0.42920681986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2194217939214">
                <text:p>0.462194217939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1460340993328">
                <text:p>0.471460340993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0348406226835">
                <text:p>0.470348406226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5893254262417">
                <text:p>0.455893254262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5530022238695">
                <text:p>0.465530022238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9607116382506">
                <text:p>0.469607116382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9243884358784">
                <text:p>0.479243884358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2579688658265">
                <text:p>0.4825796886582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0719051148999">
                <text:p>0.470719051148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7390659747961">
                <text:p>0.477390659747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9243884358784">
                <text:p>0.479243884358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7761304670126">
                <text:p>0.477761304670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8880652335063">
                <text:p>0.488880652335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7398072646405">
                <text:p>0.487398072646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2587101556709">
                <text:p>0.4925871015567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8146775389177">
                <text:p>0.498146775389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7034840622683">
                <text:p>0.497034840622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4062268346924">
                <text:p>0.484062268346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4447739065975">
                <text:p>0.504447739065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8146775389177">
                <text:p>0.4981467753891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6686434395849">
                <text:p>0.526686434395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0756115641216">
                <text:p>0.520756115641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7790956263899">
                <text:p>0.517790956263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4091919940697">
                <text:p>0.524091919940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8124536693847">
                <text:p>0.468124536693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1119347664937">
                <text:p>0.5111193476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084507042254">
                <text:p>0.514084507042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1868050407709">
                <text:p>0.521868050407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5574499629355">
                <text:p>0.525574499629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825796886583">
                <text:p>0.514825796886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8161601186064">
                <text:p>0.518161601186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3343217197924">
                <text:p>0.513343217197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6308376575241">
                <text:p>0.516308376575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0378057820608">
                <text:p>0.510378057820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5196441808747">
                <text:p>0.515196441808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6308376575241">
                <text:p>0.516308376575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7790956263899">
                <text:p>0.517790956263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825796886583">
                <text:p>0.514825796886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7057079318013">
                <text:p>0.527057079318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1504818383988">
                <text:p>0.531504818383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9273535952557">
                <text:p>0.5192735359525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4462564862861">
                <text:p>0.5244625648628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2987398072646">
                <text:p>0.5329873980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0756115641216">
                <text:p>0.520756115641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825796886583">
                <text:p>0.5148257968865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2979985174203">
                <text:p>0.5229799851742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0392883617494">
                <text:p>0.530392883617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7805782060786">
                <text:p>0.537805782060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4848035581913">
                <text:p>0.544848035581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2246108228317">
                <text:p>0.5322461082283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8183839881394">
                <text:p>0.548183839881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8524833209785">
                <text:p>0.508524833209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8532246108228">
                <text:p>0.518532246108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8910303928836">
                <text:p>0.528910303928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299481097109">
                <text:p>0.54299481097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4447739065975">
                <text:p>0.504447739065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7420311341735">
                <text:p>0.517420311341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1141586360267">
                <text:p>0.541141586360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1808747220163">
                <text:p>0.441808747220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7739065974796">
                <text:p>0.447739065974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1438102297999">
                <text:p>0.441438102297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0704225352113">
                <text:p>0.450704225352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3343217197924">
                <text:p>0.513343217197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2201630837658">
                <text:p>0.472201630837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405485544848">
                <text:p>0.47405485544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5537435137139">
                <text:p>0.475537435137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5174203113417">
                <text:p>0.4851742031134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5181616011861">
                <text:p>0.4951816160118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2594514455152">
                <text:p>0.502594514455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1111934766494">
                <text:p>0.5011119347664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0.798cm" svg:y="0.315cm" chart:style-name="ch2">
          <text:p>Erreurs de généralisation sur les différents jeu de donnée en fonction du nombre d'itération pour NC5690</text:p>
        </chart:title>
        <chart:legend chart:legend-position="bottom" svg:x="0.303cm" svg:y="8.406cm" style:legend-expansion="wide" chart:style-name="ch3"/>
        <chart:plot-area chart:style-name="ch4" table:cell-range-address="'Données Brutes 100 itérations NC5690'.E9:'Données Brutes 100 itérations NC5690'.F79" chart:data-source-has-labels="row" svg:x="1.33cm" svg:y="1.778cm" svg:width="14.349cm" svg:height="5.283cm">
          <chartooo:coordinate-region svg:x="2.851cm" svg:y="1.977cm" svg:width="12.641cm" svg:height="4.437cm"/>
          <chart:axis chart:dimension="x" chart:name="primary-x" chart:style-name="ch5">
            <chart:title svg:x="7.124cm" svg:y="7.241cm" chart:style-name="ch6">
              <text:p>Nombre d'itération</text:p>
            </chart:title>
          </chart:axis>
          <chart:axis chart:dimension="y" chart:name="primary-y" chart:style-name="ch7">
            <chart:title svg:x="0.451cm" svg:y="4.9cm" chart:style-name="ch8">
              <text:p>Axe Y</text:p>
            </chart:title>
            <chart:grid chart:style-name="ch9" chart:class="major"/>
          </chart:axis>
          <chart:series chart:style-name="ch10" chart:values-cell-range-address="'Données Brutes 100 itérations NC5690'.E10:'Données Brutes 100 itérations NC5690'.E79" chart:label-cell-address="'Données Brutes 100 itérations NC5690'.E9:'Données Brutes 100 itérations NC5690'.E9" chart:class="chart:scatter">
            <chart:data-point chart:repeated="70"/>
          </chart:series>
          <chart:series chart:style-name="ch11" chart:values-cell-range-address="'Données Brutes 100 itérations NC5690'.F10:'Données Brutes 100 itérations NC5690'.F79" chart:label-cell-address="'Données Brutes 100 itérations NC5690'.F9:'Données Brutes 100 itérations NC5690'.F9" chart:class="chart:scatter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eur de généralisation(expérimentation 1)</text:p>
                <draw:g>
                  <svg:desc>'Données Brutes 100 itérations NC5690'.E9:'Données Brutes 100 itérations NC5690'.E9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 100 itérations NC5690'.F9:'Données Brutes 100 itérations NC5690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056338028169">
                <text:p>0.201056338028169</text:p>
                <draw:g>
                  <svg:desc>'Données Brutes 100 itérations NC5690'.E10:'Données Brutes 100 itérations NC5690'.E79</svg:desc>
                </draw:g>
              </table:table-cell>
              <table:table-cell office:value-type="float" office:value="0.763812860375155">
                <text:p>0.763812860375155</text:p>
                <draw:g>
                  <svg:desc>'Données Brutes 100 itérations NC5690'.F10:'Données Brutes 100 itérations NC5690'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5070422535211">
                <text:p>0.195070422535211</text:p>
              </table:table-cell>
              <table:table-cell office:value-type="float" office:value="0.761404277060069">
                <text:p>0.761404277060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7676056338028">
                <text:p>0.187676056338028</text:p>
              </table:table-cell>
              <table:table-cell office:value-type="float" office:value="0.758192832639953">
                <text:p>0.758192832639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619718309859">
                <text:p>0.186619718309859</text:p>
              </table:table-cell>
              <table:table-cell office:value-type="float" office:value="0.755127362966207">
                <text:p>0.755127362966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169014084507">
                <text:p>0.18169014084507</text:p>
              </table:table-cell>
              <table:table-cell office:value-type="float" office:value="0.75403255236844">
                <text:p>0.75403255236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661971830986">
                <text:p>0.168661971830986</text:p>
              </table:table-cell>
              <table:table-cell office:value-type="float" office:value="0.74958032260419">
                <text:p>0.74958032260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830985915493">
                <text:p>0.171830985915493</text:p>
              </table:table-cell>
              <table:table-cell office:value-type="float" office:value="0.741551711553901">
                <text:p>0.741551711553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734252974235457">
                <text:p>0.734252974235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33304138384059">
                <text:p>0.733304138384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4788732394366">
                <text:p>0.164788732394366</text:p>
              </table:table-cell>
              <table:table-cell office:value-type="float" office:value="0.732282315159477">
                <text:p>0.732282315159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549295774648">
                <text:p>0.166549295774648</text:p>
              </table:table-cell>
              <table:table-cell office:value-type="float" office:value="0.727538135902489">
                <text:p>0.727538135902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34034012115904">
                <text:p>0.734034012115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4788732394366">
                <text:p>0.164788732394366</text:p>
              </table:table-cell>
              <table:table-cell office:value-type="float" office:value="0.734106999489088">
                <text:p>0.734106999489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1478873239437">
                <text:p>0.171478873239437</text:p>
              </table:table-cell>
              <table:table-cell office:value-type="float" office:value="0.727903072768411">
                <text:p>0.727903072768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33158163637691">
                <text:p>0.733158163637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8169014084507">
                <text:p>0.178169014084507</text:p>
              </table:table-cell>
              <table:table-cell office:value-type="float" office:value="0.737318443909204">
                <text:p>0.737318443909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197183098592">
                <text:p>0.166197183098592</text:p>
              </table:table-cell>
              <table:table-cell office:value-type="float" office:value="0.731552441427633">
                <text:p>0.731552441427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225352112676">
                <text:p>0.179225352112676</text:p>
              </table:table-cell>
              <table:table-cell office:value-type="float" office:value="0.734909860594117">
                <text:p>0.734909860594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253521126761">
                <text:p>0.167253521126761</text:p>
              </table:table-cell>
              <table:table-cell office:value-type="float" office:value="0.727465148529304">
                <text:p>0.727465148529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35274797460039">
                <text:p>0.735274797460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33450113130429">
                <text:p>0.733450113130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056338028169">
                <text:p>0.16056338028169</text:p>
              </table:table-cell>
              <table:table-cell office:value-type="float" office:value="0.727246186409751">
                <text:p>0.727246186409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28122034887964">
                <text:p>0.728122034887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7394366197183">
                <text:p>0.157394366197183</text:p>
              </table:table-cell>
              <table:table-cell office:value-type="float" office:value="0.734471936355011">
                <text:p>0.734471936355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36223633311437">
                <text:p>0.736223633311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0211267605634">
                <text:p>0.160211267605634</text:p>
              </table:table-cell>
              <table:table-cell office:value-type="float" office:value="0.732209327786293">
                <text:p>0.732209327786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8450704225352">
                <text:p>0.158450704225352</text:p>
              </table:table-cell>
              <table:table-cell office:value-type="float" office:value="0.72870593387344">
                <text:p>0.7287059338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3380281690141">
                <text:p>0.163380281690141</text:p>
              </table:table-cell>
              <table:table-cell office:value-type="float" office:value="0.731260491934895">
                <text:p>0.731260491934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18706663747172">
                <text:p>0.718706663747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056338028169">
                <text:p>0.16056338028169</text:p>
              </table:table-cell>
              <table:table-cell office:value-type="float" office:value="0.722064082913656">
                <text:p>0.722064082913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7605633802817">
                <text:p>0.167605633802817</text:p>
              </table:table-cell>
              <table:table-cell office:value-type="float" office:value="0.731771403547186">
                <text:p>0.731771403547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1971830985916">
                <text:p>0.161971830985916</text:p>
              </table:table-cell>
              <table:table-cell office:value-type="float" office:value="0.731187504561711">
                <text:p>0.731187504561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7253521126761">
                <text:p>0.167253521126761</text:p>
              </table:table-cell>
              <table:table-cell office:value-type="float" office:value="0.73133347930808">
                <text:p>0.73133347930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28778921246624">
                <text:p>0.728778921246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5704225352113">
                <text:p>0.175704225352113</text:p>
              </table:table-cell>
              <table:table-cell office:value-type="float" office:value="0.73199036566674">
                <text:p>0.73199036566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6338028169014">
                <text:p>0.156338028169014</text:p>
              </table:table-cell>
              <table:table-cell office:value-type="float" office:value="0.72476461572148">
                <text:p>0.72476461572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0915492957746">
                <text:p>0.160915492957746</text:p>
              </table:table-cell>
              <table:table-cell office:value-type="float" office:value="0.719728486971754">
                <text:p>0.719728486971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387323943662">
                <text:p>0.15387323943662</text:p>
              </table:table-cell>
              <table:table-cell office:value-type="float" office:value="0.731625428800817">
                <text:p>0.731625428800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7464788732394">
                <text:p>0.177464788732394</text:p>
              </table:table-cell>
              <table:table-cell office:value-type="float" office:value="0.732793226771769">
                <text:p>0.732793226771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549295774648">
                <text:p>0.166549295774648</text:p>
              </table:table-cell>
              <table:table-cell office:value-type="float" office:value="0.737245456536019">
                <text:p>0.737245456536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">
                <text:p>0.15</text:p>
              </table:table-cell>
              <table:table-cell office:value-type="float" office:value="0.714108459236552">
                <text:p>0.714108459236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070422535211">
                <text:p>0.170070422535211</text:p>
              </table:table-cell>
              <table:table-cell office:value-type="float" office:value="0.726808262170644">
                <text:p>0.726808262170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1619718309859">
                <text:p>0.161619718309859</text:p>
              </table:table-cell>
              <table:table-cell office:value-type="float" office:value="0.730749580322604">
                <text:p>0.730749580322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4577464788732">
                <text:p>0.154577464788732</text:p>
              </table:table-cell>
              <table:table-cell office:value-type="float" office:value="0.731187504561711">
                <text:p>0.731187504561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056338028169">
                <text:p>0.16056338028169</text:p>
              </table:table-cell>
              <table:table-cell office:value-type="float" office:value="0.724034741989636">
                <text:p>0.724034741989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8591549295775">
                <text:p>0.148591549295775</text:p>
              </table:table-cell>
              <table:table-cell office:value-type="float" office:value="0.716225093058901">
                <text:p>0.716225093058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9859154929577">
                <text:p>0.159859154929577</text:p>
              </table:table-cell>
              <table:table-cell office:value-type="float" office:value="0.726881249543829">
                <text:p>0.7268812495438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492957746479">
                <text:p>0.165492957746479</text:p>
              </table:table-cell>
              <table:table-cell office:value-type="float" office:value="0.725567476826509">
                <text:p>0.725567476826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8098591549296">
                <text:p>0.158098591549296</text:p>
              </table:table-cell>
              <table:table-cell office:value-type="float" office:value="0.717757827895774">
                <text:p>0.717757827895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9366197183099">
                <text:p>0.169366197183099</text:p>
              </table:table-cell>
              <table:table-cell office:value-type="float" office:value="0.730822567695789">
                <text:p>0.730822567695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9507042253521">
                <text:p>0.159507042253521</text:p>
              </table:table-cell>
              <table:table-cell office:value-type="float" office:value="0.727903072768411">
                <text:p>0.727903072768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4577464788732">
                <text:p>0.154577464788732</text:p>
              </table:table-cell>
              <table:table-cell office:value-type="float" office:value="0.713524560251077">
                <text:p>0.713524560251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04109189110284">
                <text:p>0.704109189110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6338028169014">
                <text:p>0.156338028169014</text:p>
              </table:table-cell>
              <table:table-cell office:value-type="float" office:value="0.71440040872929">
                <text:p>0.714400408729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">
                <text:p>0.15</text:p>
              </table:table-cell>
              <table:table-cell office:value-type="float" office:value="0.707101671410846">
                <text:p>0.707101671410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669014084507">
                <text:p>0.15669014084507</text:p>
              </table:table-cell>
              <table:table-cell office:value-type="float" office:value="0.710386103204146">
                <text:p>0.710386103204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8661971830986">
                <text:p>0.168661971830986</text:p>
              </table:table-cell>
              <table:table-cell office:value-type="float" office:value="0.713889497116999">
                <text:p>0.71388949711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0211267605634">
                <text:p>0.160211267605634</text:p>
              </table:table-cell>
              <table:table-cell office:value-type="float" office:value="0.717100941537114">
                <text:p>0.717100941537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21626158674549">
                <text:p>0.721626158674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5281690140845">
                <text:p>0.155281690140845</text:p>
              </table:table-cell>
              <table:table-cell office:value-type="float" office:value="0.719509524852201">
                <text:p>0.719509524852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1408450704225">
                <text:p>0.151408450704225</text:p>
              </table:table-cell>
              <table:table-cell office:value-type="float" office:value="0.706736734544924">
                <text:p>0.706736734544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4788732394366">
                <text:p>0.164788732394366</text:p>
              </table:table-cell>
              <table:table-cell office:value-type="float" office:value="0.728486971753887">
                <text:p>0.728486971753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21991095540471">
                <text:p>0.721991095540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8098591549296">
                <text:p>0.158098591549296</text:p>
              </table:table-cell>
              <table:table-cell office:value-type="float" office:value="0.724837603094665">
                <text:p>0.724837603094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0704225352113">
                <text:p>0.150704225352113</text:p>
              </table:table-cell>
              <table:table-cell office:value-type="float" office:value="0.720969272315889">
                <text:p>0.720969272315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5422535211268">
                <text:p>0.145422535211268</text:p>
              </table:table-cell>
              <table:table-cell office:value-type="float" office:value="0.72213707028684">
                <text:p>0.72213707028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323943661972">
                <text:p>0.137323943661972</text:p>
              </table:table-cell>
              <table:table-cell office:value-type="float" office:value="0.720385373330414">
                <text:p>0.7203853733304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6338028169014">
                <text:p>0.156338028169014</text:p>
              </table:table-cell>
              <table:table-cell office:value-type="float" office:value="0.743157433763959">
                <text:p>0.7431574337639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25932413692431">
                <text:p>0.725932413692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9859154929577">
                <text:p>0.159859154929577</text:p>
              </table:table-cell>
              <table:table-cell office:value-type="float" office:value="0.719290562732647">
                <text:p>0.7192905627326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